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77003C"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font-style="italic" style:font-style-asian="italic" style:font-style-complex="italic"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6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77003C" fo:font-size="16pt" style:font-size-asian="16pt" style:font-size-complex="16pt"/>
    </style:style>
    <style:style style:name="P1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2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3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3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3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4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5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5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5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5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5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6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7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7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7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7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7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8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6pt" style:font-size-asian="16pt" style:font-size-complex="16pt"/>
    </style:style>
    <style:style style:name="P8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8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9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0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1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29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0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1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2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3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4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5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6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7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6"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7"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8"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89"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0"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1"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2"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3"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5"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396" style:parent-style-name="Standard" style:family="paragraph">
      <style:paragraph-properties fo:margin-bottom="0.1388in" fo:line-height="115%">
        <style:tab-stops>
          <style:tab-stop style:type="left" style:position="3.625in"/>
        </style:tab-stops>
      </style:paragraph-properties>
    </style:style>
    <style:style style:name="T1397" style:parent-style-name="DefaultParagraphFont" style:family="text">
      <style:text-properties fo:font-weight="bold" style:font-weight-asian="bold" style:font-weight-complex="bold" fo:color="#77003C"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1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77003C" fo:font-size="11pt" style:font-size-asian="11pt" style:font-size-complex="11pt"/>
    </style:style>
    <style:style style:name="P17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79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0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1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2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3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4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5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89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0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1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2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3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4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5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199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0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1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2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3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4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5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09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0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1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2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3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4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5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19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0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1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2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3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4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5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6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7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4"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5"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6"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7"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8"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89"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0"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1"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2"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3" style:parent-style-name="Standard" style:family="paragraph">
      <style:paragraph-properties>
        <style:tab-stops>
          <style:tab-stop style:type="left" style:position="3.625in"/>
        </style:tab-stops>
      </style:paragraph-properties>
      <style:text-properties fo:font-weight="bold" style:font-weight-asian="bold" style:font-weight-complex="bold" fo:color="#77003C" fo:font-size="11pt" style:font-size-asian="11pt" style:font-size-complex="11pt"/>
    </style:style>
    <style:style style:name="P2294" style:parent-style-name="Standard" style:family="paragraph">
      <style:paragraph-properties fo:margin-bottom="0.1388in" fo:line-height="115%">
        <style:tab-stops>
          <style:tab-stop style:type="left" style:position="3.625in"/>
        </style:tab-stops>
      </style:paragraph-properties>
      <style:text-properties fo:font-weight="bold" style:font-weight-asian="bold" style:font-weight-complex="bold" fo:color="#77003C" fo:font-size="11pt" style:font-size-asian="11pt" style:font-size-complex="11pt"/>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Interfishin</text:p>
      <text:p text:style-name="P8">_</text:p>
      <text:p text:style-name="P9">Act 4</text:p>
      <text:p text:style-name="P10">_</text:p>
      <text:p text:style-name="P11">Act 5</text:p>
      <text:p text:style-name="P12">_</text:p>
      <text:p text:style-name="P13">Act 5 Act 2</text:p>
      <text:p text:style-name="P14">_</text:p>
      <text:p text:style-name="P15">Act 6</text:p>
      <text:p text:style-name="P16">_</text:p>
      <text:p text:style-name="P17">Act 6 Interfishin 1</text:p>
      <text:p text:style-name="P18">_</text:p>
      <text:p text:style-name="P19">Act 6 Act 2</text:p>
      <text:p text:style-name="P20">_</text:p>
      <text:p text:style-name="P21">1*. RxLa1: =006543</text:p>
      <text:p text:style-name="P22">COUNT SOM-E WOOLB-EASTS BITC)(</text:p>
      <text:p text:style-name="P23">_</text:p>
      <text:p text:style-name="P24">2. JE1: =006651</text:p>
      <text:soft-page-break/>
      <text:p text:style-name="P25">hey you</text:p>
      <text:p text:style-name="P26">god tier boy</text:p>
      <text:p text:style-name="P27">water you doin there blue boy</text:p>
      <text:p text:style-name="P28">)(-EY</text:p>
      <text:p text:style-name="P29">IM TALKING TO YOU</text:p>
      <text:p text:style-name="P30">_</text:p>
      <text:p text:style-name="P31">3. JE2: =006652</text:p>
      <text:p text:style-name="P32">yes you</text:p>
      <text:p text:style-name="P33">the dork in the pajamas</text:p>
      <text:p text:style-name="P34">ok the OT)(-ER dork in pajamas</text:p>
      <text:p text:style-name="P35">be all a pajama party up in here today</text:p>
      <text:p text:style-name="P36">which troll am i</text:p>
      <text:p text:style-name="P37">im the best troll dummy</text:p>
      <text:p text:style-name="P38">now get away from her she is mine</text:p>
      <text:p text:style-name="P39">ive been hunting her for a whale now</text:p>
      <text:p text:style-name="P40">its a fish pun</text:p>
      <text:p text:style-name="P41">sayin fish puns is obviously kind of this thing i do stupid G-ET WIT)( T)(-E PROGRAM</text:p>
      <text:p text:style-name="P42">ooooh thats a good one</text:p>
      <text:p text:style-name="P43">not</text:p>
      <text:p text:style-name="P44">now beat it</text:p>
      <text:p text:style-name="P45">who the fuck are they</text:p>
      <text:p text:style-name="P46">_</text:p>
      <text:p text:style-name="P47">4. JE3: =006653</text:p>
      <text:p text:style-name="P48">werent no friends of mine if i never heard of em</text:p>
      <text:p text:style-name="P49">do you see this golden pointy deal here</text:p>
      <text:p text:style-name="P50">i was gonna use it to poke some holes in that girl there and see<text:s/><text:soft-page-break/>what happens</text:p>
      <text:p text:style-name="P51">so clamscray</text:p>
      <text:p text:style-name="P52">for the halibut</text:p>
      <text:p text:style-name="P53">halibut hell of it</text:p>
      <text:p text:style-name="P54">ok that one wasnt that awesome</text:p>
      <text:p text:style-name="P55">i thought i told you to clamscray</text:p>
      <text:p text:style-name="P56">holy mother glubbing mackerel you are a fucking idiot</text:p>
      <text:p text:style-name="P57">well if youre not gonna go</text:p>
      <text:p text:style-name="P58">maybe you can at least tell me somefin</text:p>
      <text:p text:style-name="P59">this is the afterlife isnt it</text:p>
      <text:p text:style-name="P60">which means</text:p>
      <text:p text:style-name="P61">im D-EAD</text:p>
      <text:p text:style-name="P62">right</text:p>
      <text:p text:style-name="P63">_</text:p>
      <text:p text:style-name="P64">5. JE4: =006654</text:p>
      <text:p text:style-name="P65">I KN-EW IT</text:p>
      <text:p text:style-name="P66">hahahaha yessssss</text:p>
      <text:p text:style-name="P67">excited hmm</text:p>
      <text:p text:style-name="P68">now that you mention it</text:p>
      <text:p text:style-name="P69">yes</text:p>
      <text:p text:style-name="P70">i am pretty</text:p>
      <text:p text:style-name="P71">flippin</text:p>
      <text:p text:style-name="P72">-EXCIT------ED</text:p>
      <text:p text:style-name="P73">beacause</text:p>
      <text:p text:style-name="P74">it means my plan worked</text:p>
      <text:p text:style-name="P75">_</text:p>
      <text:p text:style-name="P76">6. JE5: =006655</text:p>
      <text:soft-page-break/>
      <text:p text:style-name="P77">why would i tell a hornless dork like you somefin like that</text:p>
      <text:p text:style-name="P78">im curious about why a couple of freaks like you were sent to welcome me to hell</text:p>
      <text:p text:style-name="P79">water you demons or somefin</text:p>
      <text:p text:style-name="P80">pretty lame demons if you ask me</text:p>
      <text:p text:style-name="P81">way too frondly and stupid</text:p>
      <text:p text:style-name="P82">so like</text:p>
      <text:p text:style-name="P83">youre dead aliens huh</text:p>
      <text:p text:style-name="P84">whoever heard of an alien ghost</text:p>
      <text:p text:style-name="P85">nerd</text:p>
      <text:p text:style-name="P86">so the girl</text:p>
      <text:p text:style-name="P87">she like your matesprit or whatever</text:p>
      <text:p text:style-name="P88">dont know who she is but i know W)(AT she is</text:p>
      <text:p text:style-name="P89">shes done</text:p>
      <text:p text:style-name="P90">ever do any baking nerd</text:p>
      <text:p text:style-name="P91">then you know -EXACTLY what you do with somefin thats done</text:p>
      <text:p text:style-name="P92">you stick a fork in it</text:p>
      <text:p text:style-name="P93">_</text:p>
      <text:p text:style-name="P94">7. JE6: =006656</text:p>
      <text:p text:style-name="P95">S-E--------------------E</text:p>
      <text:p text:style-name="P96">_</text:p>
      <text:p text:style-name="P97">8. JE7: =006657</text:p>
      <text:p text:style-name="P98">better think fast suckafish</text:p>
      <text:p text:style-name="P99">_</text:p>
      <text:p text:style-name="P100">Act 6 Intermission 2</text:p>
      <text:p text:style-name="P101">_</text:p>
      <text:p text:style-name="P102">Act 6 Act 3</text:p>
      <text:soft-page-break/>
      <text:p text:style-name="P103">_</text:p>
      <text:p text:style-name="P104">9. ArSe1: =006884</text:p>
      <text:p text:style-name="P105">what</text:p>
      <text:p text:style-name="P106">no way</text:p>
      <text:p text:style-name="P107">no</text:p>
      <text:p text:style-name="P108">wanna poke these suckas up</text:p>
      <text:p text:style-name="P109">come on lemme puncture one of em</text:p>
      <text:p text:style-name="P110">just a little</text:p>
      <text:p text:style-name="P111">how bout this shout ass nubby motherglubber who looks like whats his face</text:p>
      <text:p text:style-name="P112">what like on the floor</text:p>
      <text:p text:style-name="P113">_</text:p>
      <text:p text:style-name="P114">10. ArSe2; TP1: =006885</text:p>
      <text:p text:style-name="P115">s'chool</text:p>
      <text:p text:style-name="P116">aw man</text:p>
      <text:p text:style-name="P117">no dont</text:p>
      <text:p text:style-name="P118">yeah like a fuckin ghost could even sell anyfin</text:p>
      <text:p text:style-name="P119">any of you scrubs know where to find the prawn shop in this bitch</text:p>
      <text:p text:style-name="P120">some ho is angling to sell ma gold pointy jam</text:p>
      <text:p text:style-name="P121">look at her pawin up my royal loot with her clammy shitmitts</text:p>
      <text:p text:style-name="P122">greedier spectacle i never did sea</text:p>
      <text:p text:style-name="P123">water you blind there pyrope lookin dimwit</text:p>
      <text:p text:style-name="P124">then listen up</text:p>
      <text:p text:style-name="P125">she wants</text:p>
      <text:p text:style-name="P126">to hock</text:p>
      <text:p text:style-name="P127">my swank fuckin carats</text:p>
      <text:p text:style-name="P128">got it</text:p>
      <text:soft-page-break/>
      <text:p text:style-name="P129">this sure became a retarded line of talkin</text:p>
      <text:p text:style-name="P130">_</text:p>
      <text:p text:style-name="P131">11. ArSe3; KV1: =006886</text:p>
      <text:p text:style-name="P132">attention huh</text:p>
      <text:p text:style-name="P133">whoda thought</text:p>
      <text:p text:style-name="P134">you would want any of THAT</text:p>
      <text:p text:style-name="P135">heh</text:p>
      <text:p text:style-name="P136">being a ghost isnt anyfin you need to be oriented to</text:p>
      <text:p text:style-name="P137">were D-EAD who cares</text:p>
      <text:p text:style-name="P138">yeah probubbly</text:p>
      <text:p text:style-name="P139">what elses new though</text:p>
      <text:p text:style-name="P140">need to swimmer down girl</text:p>
      <text:p text:style-name="P141">you dead</text:p>
      <text:p text:style-name="P142">time to act like the fucks you give stopped existin</text:p>
      <text:p text:style-name="P143">like they.....</text:p>
      <text:p text:style-name="P144">disaspeared 38T</text:p>
      <text:p text:style-name="P145">i mean</text:p>
      <text:p text:style-name="P146">having to wait milleniums and stuff</text:p>
      <text:p text:style-name="P147">as a ghost with too much to say</text:p>
      <text:p text:style-name="P148">that is nook loads of time</text:p>
      <text:p text:style-name="P149">but i mean</text:p>
      <text:p text:style-name="P150">we both might of lived that long</text:p>
      <text:p text:style-name="P151">if we didnt up and die just now</text:p>
      <text:p text:style-name="P152">or at least i woulda</text:p>
      <text:p text:style-name="P153">sounds to me like boring times ahoy either fuckin way</text:p>
      <text:p text:style-name="P154">um</text:p>
      <text:p text:style-name="P155">dunno?</text:p>
      <text:soft-page-break/>
      <text:p text:style-name="P156">sorry serket</text:p>
      <text:p text:style-name="P157">lets hug it out later</text:p>
      <text:p text:style-name="P158">aight</text:p>
      <text:p text:style-name="P159">fishnet!</text:p>
      <text:p text:style-name="P160">fishnet yessss</text:p>
      <text:p text:style-name="P161">you coulda just said net but you said fishnet instead &lt;3</text:p>
      <text:p text:style-name="P162">uh lets sea</text:p>
      <text:p text:style-name="P163">no</text:p>
      <text:p text:style-name="P164">no fuck you gimme that</text:p>
      <text:p text:style-name="P165">TUNA 38D</text:p>
      <text:p text:style-name="P166">tuna tuna tuna tuna</text:p>
      <text:p text:style-name="P167">i love you</text:p>
      <text:p text:style-name="P168">what</text:p>
      <text:p text:style-name="P169">_</text:p>
      <text:p text:style-name="P170">12. KV2; ArSe4; RxLa2: =006887</text:p>
      <text:p text:style-name="P171">that guy!</text:p>
      <text:p text:style-name="P172">nubbyshouts</text:p>
      <text:p text:style-name="P173">that guy is cool!!</text:p>
      <text:p text:style-name="P174">aw man</text:p>
      <text:p text:style-name="P175">hes so much cooler than whats his shit</text:p>
      <text:p text:style-name="P176">why couldnt whats his shit be more like nubs mcshouty</text:p>
      <text:p text:style-name="P177">our team had no cool buoys at all</text:p>
      <text:p text:style-name="P178">sleepy fishbait is right</text:p>
      <text:p text:style-name="P179">this is a fuckin drag</text:p>
      <text:p text:style-name="P180">can i go hang out with shouty instead</text:p>
      <text:p text:style-name="P181">38C</text:p>
      <text:p text:style-name="P182">_</text:p>
      <text:soft-page-break/>
      <text:p text:style-name="P183">13. ArSe5: =006890</text:p>
      <text:p text:style-name="P184">glubber fuck</text:p>
      <text:p text:style-name="P185">somemoby kill me</text:p>
      <text:p text:style-name="P186">again</text:p>
      <text:p text:style-name="P187">make me double die</text:p>
      <text:p text:style-name="P188">can that happen can you kill a ghost</text:p>
      <text:p text:style-name="P189">cod almighty</text:p>
      <text:p text:style-name="P190">dont you sea</text:p>
      <text:p text:style-name="P191">these chumps are too polite to say they dont give a flip</text:p>
      <text:p text:style-name="P192">specially that poor buoy you lured on to your boat</text:p>
      <text:p text:style-name="P193">lookit him</text:p>
      <text:p text:style-name="P194">too polite and afraid to say anyfin at all</text:p>
      <text:p text:style-name="P195">38D!!!!!</text:p>
      <text:p text:style-name="P196">(eelmao!)</text:p>
      <text:p text:style-name="P197">whatebber</text:p>
      <text:p text:style-name="P198">_</text:p>
      <text:p text:style-name="P199">14. DS1; RL1; KM1; TP2; ArSe6; JaEn1: =006891</text:p>
      <text:p text:style-name="P200">yo listen up</text:p>
      <text:p text:style-name="P201">ill make this reel quick</text:p>
      <text:p text:style-name="P202">_</text:p>
      <text:p text:style-name="P203">15. DS2; RL2; KM2; TP3; ArSe7; JaEn2: =006892</text:p>
      <text:p text:style-name="P204">ok so we all lost cause everybody sucked but me</text:p>
      <text:p text:style-name="P205">_</text:p>
      <text:p text:style-name="P206">16. DS3; RL3; KM3; TP4; ArSe8; JaEn3: =006893</text:p>
      <text:p text:style-name="P207">so serket here wanted to do the scratch thing that would make us all not exist</text:p>
      <text:p text:style-name="P208">_</text:p>
      <text:soft-page-break/>
      <text:p text:style-name="P209">17. DS4; RL4; KM4; TP5; ArSe9; JaEn4: =006894</text:p>
      <text:p text:style-name="P210">but i found out from monsters we could keep existin if we was a bunch of ghosts</text:p>
      <text:p text:style-name="P211">_</text:p>
      <text:p text:style-name="P212">18. DS5; RL5; KM5; TP6; ArSe10; JaEn5: =006895</text:p>
      <text:p text:style-name="P213">thing is nobody ever has the guts to off anybody</text:p>
      <text:p text:style-name="P214">_</text:p>
      <text:p text:style-name="P215">19. DS6; RL6; KM6; TP7; ArSe11; JaEn6: =006896</text:p>
      <text:p text:style-name="P216">let alone themshellves</text:p>
      <text:p text:style-name="P217">_</text:p>
      <text:p text:style-name="P218">20. DS7; RL7; KM7; TP8; ArSe12; JaEn7: =006897</text:p>
      <text:p text:style-name="P219">so i blew us all the fuck up</text:p>
      <text:p text:style-name="P220">_</text:p>
      <text:p text:style-name="P221">21. DS8; RL8; KM8; TP9; ArSe13; JaEn8: =006898</text:p>
      <text:p text:style-name="P222">and thats glubbin that</text:p>
      <text:p text:style-name="P223">_</text:p>
      <text:p text:style-name="P224">22. DS9; RL9; KM9; TP10; ArSe14; JaEn9: =006899</text:p>
      <text:p text:style-name="P225">now were ghosts the end</text:p>
      <text:p text:style-name="P226">_</text:p>
      <text:p text:style-name="P227">23. ArSe15: =006902</text:p>
      <text:p text:style-name="P228">whoa clam down</text:p>
      <text:p text:style-name="P229">clam your rumble spheres</text:p>
      <text:p text:style-name="P230">seriously they is lookin lively girl everyones gawkin</text:p>
      <text:p text:style-name="P231">i said what happened didnt i</text:p>
      <text:p text:style-name="P232">who gives a dolphin flip through a big ring of shit</text:p>
      <text:p text:style-name="P233">...</text:p>
      <text:p text:style-name="P234">go on</text:p>
      <text:soft-page-break/>
      <text:p text:style-name="P235">aww man 38(</text:p>
      <text:p text:style-name="P236">uh</text:p>
      <text:p text:style-name="P237">ahem</text:p>
      <text:p text:style-name="P238">no no shut up</text:p>
      <text:p text:style-name="P239">do me now what about me</text:p>
      <text:p text:style-name="P240">waterboat meeeee!!!</text:p>
      <text:p text:style-name="P241">no these stories are more interesting than your usual ones</text:p>
      <text:p text:style-name="P242">i can tell because im actually still a wake</text:p>
      <text:p text:style-name="P243">uh</text:p>
      <text:p text:style-name="P244">are those the only two options</text:p>
      <text:p text:style-name="P245">how about</text:p>
      <text:p text:style-name="P246">not the looooooooooooooooooooong version</text:p>
      <text:p text:style-name="P247">like dont go full fuckin serket on us</text:p>
      <text:p text:style-name="P248">but</text:p>
      <text:p text:style-name="P249">dont leave out too much of the cool stuff?</text:p>
      <text:p text:style-name="P250">shit man why do i gotta explain this to a presumably rational person</text:p>
      <text:p text:style-name="P251">just tell me what ma junk was bitch!</text:p>
      <text:p text:style-name="P252">blub</text:p>
      <text:p text:style-name="P253">come on spit it out windfang</text:p>
      <text:p text:style-name="P254">no more adventures on the high breeze got it</text:p>
      <text:p text:style-name="P255">_</text:p>
      <text:p text:style-name="P256">24. ArSe16: =006903</text:p>
      <text:p text:style-name="P257">38o</text:p>
      <text:p text:style-name="P258">38o</text:p>
      <text:p text:style-name="P259">_</text:p>
      <text:p text:style-name="P260">25. JaEn10: =006906</text:p>
      <text:soft-page-break/>
      <text:p text:style-name="P261">oof</text:p>
      <text:p text:style-name="P262">_</text:p>
      <text:p text:style-name="P263">26. JaEn11: =006907</text:p>
      <text:p text:style-name="P264">oof</text:p>
      <text:p text:style-name="P265">_</text:p>
      <text:p text:style-name="P266">27. ArSe17: =006912</text:p>
      <text:p text:style-name="P267">SOOOOOOOOOOO</text:p>
      <text:p text:style-name="P268">COOOOOOOOOOOL</text:p>
      <text:p text:style-name="P269">_</text:p>
      <text:p text:style-name="P270">Act 6 Intermission 3</text:p>
      <text:p text:style-name="P271">_</text:p>
      <text:p text:style-name="P272">28. =007163</text:p>
      <text:p text:style-name="P273">SEE LOG FOR "Act 6 Intermission 3 Part 1" IN GAMES FOLDER</text:p>
      <text:p text:style-name="P274">_</text:p>
      <text:p text:style-name="P275">29. =007208</text:p>
      <text:p text:style-name="P276">SEE LOG FOR "Act 6 Intermission 3 Part 2" IN GAMES FOLDER</text:p>
      <text:p text:style-name="P277">_</text:p>
      <text:p text:style-name="P278">30. =007298</text:p>
      <text:p text:style-name="P279">SEE LOG FOR "Act 6 Intermission 3 Part 3" IN GAMES FOLDER</text:p>
      <text:p text:style-name="P280">_</text:p>
      <text:p text:style-name="P281">31. MINISTRIFE: =007327</text:p>
      <text:p text:style-name="P282">H-EY YOU! serket lookin girl</text:p>
      <text:p text:style-name="P283">wanna join my army</text:p>
      <text:p text:style-name="P284">who da fuck you callin a wannabe?? lousy pants wearin smart mouth aranea ripoff</text:p>
      <text:p text:style-name="P285">now get in my army fore i poke you up beeyotch</text:p>
      <text:p text:style-name="P286">wut</text:p>
      <text:soft-page-break/>
      <text:p text:style-name="P287">that makes no fuckin sense at all</text:p>
      <text:p text:style-name="P288">anemoneway i dont recall giving anyone clearance for a whalenormous treasure hunt</text:p>
      <text:p text:style-name="P289">as the rightful heiress that sorta noise has to go through me yo!!!</text:p>
      <text:p text:style-name="P290">ITS BLU-E BOY!!! hahaha i forgot about this dumb nerd</text:p>
      <text:p text:style-name="P291">H-EY BLU-E BOY!!! CATC)(!!!!!!</text:p>
      <text:p text:style-name="P292">guess u could say i made him</text:p>
      <text:p text:style-name="P293">disaSP-EAR 38)</text:p>
      <text:p text:style-name="P294">angling?? hey stick to spider puns or whatever if youre gonna talk smack</text:p>
      <text:p text:style-name="P295">FIS)( PUNS AR-E MY TURF!!!</text:p>
      <text:p text:style-name="P296">or i guess i mean... surf 38?</text:p>
      <text:p text:style-name="P297">aw man is this what were doin now</text:p>
      <text:p text:style-name="P298">changing into our bullshit god rags?</text:p>
      <text:p text:style-name="P299">but these jams are so ugly</text:p>
      <text:p text:style-name="P300">bleh fine here goes nofin</text:p>
      <text:p text:style-name="P301">-E-E-E-E-E------EUUUG)(</text:p>
      <text:p text:style-name="P302">i look like hell... all beige and shit</text:p>
      <text:p text:style-name="P303">how can you even stand these grody ass thief duds</text:p>
      <text:p text:style-name="P304">i was thinkin of modding ma peejays to look a little snazzier</text:p>
      <text:p text:style-name="P305">water you think of...</text:p>
      <text:p text:style-name="P306">this?</text:p>
      <text:p text:style-name="P307">or this? or maybe...</text:p>
      <text:p text:style-name="P308">wait how bout</text:p>
      <text:p text:style-name="P309">yea???</text:p>
      <text:p text:style-name="P310">da fuuuuck</text:p>
      <text:p text:style-name="P311">come on girl i aint got no dice or fancy pirate threads this is<text:s/><text:soft-page-break/>like my top shellf battle mode here</text:p>
      <text:p text:style-name="P312">but i CAN call for backup</text:p>
      <text:p text:style-name="P313">my homies can help teach you to show your royalty a lil respect</text:p>
      <text:p text:style-name="P314">original recipe serket. quit yer glubbin and go god tier already theres a rumble goin down in the hood</text:p>
      <text:p text:style-name="P315">scrod clammit aranea</text:p>
      <text:p text:style-name="P316">aight we need some non pacifisht chumps on the scene pronto</text:p>
      <text:p text:style-name="P317">E-Y ANYON-E IN TH-E G)(OST VICINITY G-ET Y-ER TAIL OV-ER )(-ER-E S)(IT IS GOING DOWN</text:p>
      <text:p text:style-name="P318">no its not a party its...</text:p>
      <text:p text:style-name="P319">ARRRRRGH DUD-E GTFO</text:p>
      <text:p text:style-name="P320">noooooo its not a party gfd 38(</text:p>
      <text:p text:style-name="P321">aw snap its my ancestor. wish i didnt notice her)</text:p>
      <text:p text:style-name="P322">(must... supress... urge... to murder her for royal supremacy omg)</text:p>
      <text:p text:style-name="P323">H-EY! everyone stay on the right goddamn sides. cronus im lookin at you</text:p>
      <text:p text:style-name="P324">no no it really is a catfight. or i mean a regular fight... urrgh</text:p>
      <text:p text:style-name="P325">no!!!!!!!!!!</text:p>
      <text:p text:style-name="P326">aw fuck are people way over there still callin this a party</text:p>
      <text:p text:style-name="P327">serket deuce is this bullcrap as aggravatin to you as it is to me</text:p>
      <text:p text:style-name="P328">like seariously its so crowded now our faces are literally touching</text:p>
      <text:p text:style-name="P329">dat cant be right</text:p>
      <text:p text:style-name="P330">lets back these asshats up and get on with our fight</text:p>
      <text:p text:style-name="P331">classic flavor serket is right tho we are sorta wastin time here</text:p>
      <text:p text:style-name="P332">lets hurry this up and make it simple</text:p>
      <text:p text:style-name="P333">if i win then all these dorkwads join my army including you</text:p>
      <text:p text:style-name="P334">if you win then you get all the spoils and go hunt for treasure</text:p>
      <text:soft-page-break/>
      <text:p text:style-name="P335">i dunno man</text:p>
      <text:p text:style-name="P336">then i guess we combine all our plans into one huge clusterfuck plan???</text:p>
      <text:p text:style-name="P337">like this whole thing aint one big clusterfuck already</text:p>
      <text:p text:style-name="P338">serket the sequel shut your cocky mouth and fight me</text:p>
      <text:p text:style-name="P339">_</text:p>
      <text:p text:style-name="P340">Act 6 Act 4</text:p>
      <text:p text:style-name="P341">_</text:p>
      <text:p text:style-name="P342">Act 6 Intermission 4</text:p>
      <text:p text:style-name="P343">_</text:p>
      <text:p text:style-name="P344">Act 6 Act 5</text:p>
      <text:p text:style-name="P345">_</text:p>
      <text:p text:style-name="P346">Act 6 Act 5 Act 2</text:p>
      <text:p text:style-name="P347">_</text:p>
      <text:p text:style-name="P348">Act 6 Act 5 Act 1</text:p>
      <text:p text:style-name="P349">_</text:p>
      <text:p text:style-name="P350">Act 6 Intermission 5</text:p>
      <text:p text:style-name="P351">_</text:p>
      <text:p text:style-name="P352">32. ArSe34: =007851</text:p>
      <text:p text:style-name="P353">ey its the blue buoy again!</text:p>
      <text:p text:style-name="P354">sea him there just off the starboard shit</text:p>
      <text:p text:style-name="P355">yo watch how far away i can fork him from</text:p>
      <text:p text:style-name="P356">38D</text:p>
      <text:p text:style-name="P357">38D</text:p>
      <text:p text:style-name="P358">conchfishscate</text:p>
      <text:soft-page-break/>
      <text:p text:style-name="P359">38D</text:p>
      <text:p text:style-name="P360">_</text:p>
      <text:p text:style-name="P361">33. JE8: =007854</text:p>
      <text:p text:style-name="P362">(dream on blue nerd)</text:p>
      <text:p text:style-name="P363">(you in my crosshairs sucka)</text:p>
      <text:p text:style-name="P364">(gotch u right where i want)</text:p>
      <text:p text:style-name="P365">(just biding my time)</text:p>
      <text:p text:style-name="P366">(biding and biding)</text:p>
      <text:p text:style-name="P367">(gonna hunt you til we both double dead)</text:p>
      <text:p text:style-name="P368">(you are my obsession lil bluefish)</text:p>
      <text:p text:style-name="P369">(my shrimpiest of whales)</text:p>
      <text:p text:style-name="P370">(my mobiest of dicks)</text:p>
      <text:p text:style-name="P371">(call me)</text:p>
      <text:p text:style-name="P372">(fishmael)</text:p>
      <text:p text:style-name="P373">3B|</text:p>
      <text:p text:style-name="P374">_</text:p>
      <text:p text:style-name="P375">34. AV1; JE9: =007857</text:p>
      <text:p text:style-name="P376">*COUGH)(*</text:p>
      <text:p text:style-name="P377">(no but for reel it pretty much is a navy)</text:p>
      <text:p text:style-name="P378">(just sayin)</text:p>
      <text:p text:style-name="P379">_</text:p>
      <text:p text:style-name="P380">35. AV2; ArSe35; TN1: =007857</text:p>
      <text:p text:style-name="P381">word</text:p>
      <text:p text:style-name="P382">hey serket deuce</text:p>
      <text:p text:style-name="P383">lets not lose track a whos actually in charge of this shit mkay</text:p>
      <text:p text:style-name="P384">yessssss</text:p>
      <text:p text:style-name="P385">no keep doin that</text:p>
      <text:soft-page-break/>
      <text:p text:style-name="P386">lower swabby</text:p>
      <text:p text:style-name="P387">LOW-ER</text:p>
      <text:p text:style-name="P388">face on the fuckin deck</text:p>
      <text:p text:style-name="P389">yes just like that perfect</text:p>
      <text:p text:style-name="P390">PUKE</text:p>
      <text:p text:style-name="P391">oh my glub the serk twins bein adorbubble again</text:p>
      <text:p text:style-name="P392">nitram get your mop ready for swabbin up all this vomit comin out ma mouth</text:p>
      <text:p text:style-name="P393">can you two stick a fork in the sentimental carp</text:p>
      <text:p text:style-name="P394">maybe pretend you aint hit it off so good</text:p>
      <text:p text:style-name="P395">you ever stop and think how this makes me feel</text:p>
      <text:p text:style-name="P396">jealous</text:p>
      <text:p text:style-name="P397">bitch no</text:p>
      <text:p text:style-name="P398">just makes me think about my kid descendant</text:p>
      <text:p text:style-name="P399">an how instead of having this cool friendsy relation with her i just got this uncontrollable urge to stab her to death so she dont threaten my supremacy</text:p>
      <text:p text:style-name="P400">which is a shame cuz she so cute 38(</text:p>
      <text:p text:style-name="P401">cod damn my royal blood and the cray junk it makes me have to do</text:p>
      <text:p text:style-name="P402">aw well</text:p>
      <text:p text:style-name="P403">maybe some day ill find an heiress who my genes dont instinctively make me wanna murder on sight</text:p>
      <text:p text:style-name="P404">then i can teach her the badass ways of being a boss n shit!</text:p>
      <text:p text:style-name="P405">_</text:p>
      <text:p text:style-name="P406">36. TN2; JE10: =007858</text:p>
      <text:p text:style-name="P407">yeah but</text:p>
      <text:p text:style-name="P408">arent we</text:p>
      <text:p text:style-name="P409">moral of the story is blue kid is a dumb nerd but is right when he says stuff</text:p>
      <text:soft-page-break/>
      <text:p text:style-name="P410">look at that its like me and him are becoming fast fronds thus lulling him into a sense of false confidence already</text:p>
      <text:p text:style-name="P411">(soon my lil whale...)</text:p>
      <text:p text:style-name="P412">(soon...)</text:p>
      <text:p text:style-name="P413">_</text:p>
      <text:p text:style-name="P414">37. ArSe36: =007861</text:p>
      <text:p text:style-name="P415">aranea i thought you said youd fix the shitty parts of the story</text:p>
      <text:p text:style-name="P416">you started with that crappy line the first time too</text:p>
      <text:p text:style-name="P417">its aight i guess</text:p>
      <text:p text:style-name="P418">knot</text:p>
      <text:p text:style-name="P419">_</text:p>
      <text:p text:style-name="P420">38. ArSe37: =007877</text:p>
      <text:p text:style-name="P421">im takin a gaper break</text:p>
      <text:p text:style-name="P422">god</text:p>
      <text:p text:style-name="P423">_</text:p>
      <text:p text:style-name="P424">39. ArSe38: =007878</text:p>
      <text:p text:style-name="P425">girl your stories never end my bladder cant even deal</text:p>
      <text:p text:style-name="P426">just keep talking while im gone</text:p>
      <text:p text:style-name="P427">i already heard the damn story though!</text:p>
      <text:p text:style-name="P428">glubber fuck cant you just keep yappin about snake sex while i hit the lil grubs room already</text:p>
      <text:p text:style-name="P429">_</text:p>
      <text:p text:style-name="P430">40. ArSe39; JE11: =007879</text:p>
      <text:p text:style-name="P431">omfg</text:p>
      <text:p text:style-name="P432">you really are turnin evil arent ya</text:p>
      <text:p text:style-name="P433">i would be proud except of how terrible and boring the actual consequences are for me personally</text:p>
      <text:p text:style-name="P434">none a your business blue kid</text:p>
      <text:soft-page-break/>
      <text:p text:style-name="P435">HOLY MACK-ER-EL CAN YOU S)(ITFUCKS JUST -ENJOY YOUR SPAC-E LIZARD PORN W)(IL-E I TAK-E A FUCKING PISS???</text:p>
      <text:p text:style-name="P436">_</text:p>
      <text:p text:style-name="P437">41. ArSe40: =007880</text:p>
      <text:p text:style-name="P438">ugh</text:p>
      <text:p text:style-name="P439">you and your intermissions</text:p>
      <text:p text:style-name="P440">what is with your intermissions they aint even intermissions most of the time</text:p>
      <text:p text:style-name="P441">they just an excuse to tell another dumb story inside a longer dumb story</text:p>
      <text:p text:style-name="P442">...</text:p>
      <text:p text:style-name="P443">...</text:p>
      <text:p text:style-name="P444">fine</text:p>
      <text:p text:style-name="P445">lets do the interfishin thing you said</text:p>
      <text:p text:style-name="P446">cuz of fish</text:p>
      <text:p text:style-name="P447">brb u scrubs</text:p>
      <text:p text:style-name="P448">_</text:p>
      <text:p text:style-name="P449">42. =007881</text:p>
      <text:p text:style-name="P450">eye patch guy fell the fuck down</text:p>
      <text:p text:style-name="P451">like captor like captor i guess</text:p>
      <text:p text:style-name="P452">so uh</text:p>
      <text:p text:style-name="P453">water we doin here...</text:p>
      <text:p text:style-name="P454">i sea</text:p>
      <text:p text:style-name="P455">_</text:p>
      <text:p text:style-name="P456">43. ArSe41: =007932</text:p>
      <text:p text:style-name="P457">(clamoring)</text:p>
      <text:p text:style-name="P458">(as in clams text it)</text:p>
      <text:p text:style-name="P459">_</text:p>
      <text:soft-page-break/>
      <text:p text:style-name="P460">44. AV3: =007945</text:p>
      <text:p text:style-name="P461">yea fraid so</text:p>
      <text:p text:style-name="P462">um no serk its actually a real thing</text:p>
      <text:p text:style-name="P463">god damn for a pirate you really know fuckall about nautical junk</text:p>
      <text:p text:style-name="P464">pretty embarrassing tbh</text:p>
      <text:p text:style-name="P465">_</text:p>
      <text:p text:style-name="P466">45. JE12: =007967</text:p>
      <text:p text:style-name="P467">pst blue guy</text:p>
      <text:p text:style-name="P468">no the other weenie in blue pjs</text:p>
      <text:p text:style-name="P469">yes you cmere</text:p>
      <text:p text:style-name="P470">_</text:p>
      <text:p text:style-name="P471">46. JE13: =007968</text:p>
      <text:p text:style-name="P472">listfin</text:p>
      <text:p text:style-name="P473">i have a problem</text:p>
      <text:p text:style-name="P474">now we both know some day ima be the one to swindle you out of that life ring</text:p>
      <text:p text:style-name="P475">yeah</text:p>
      <text:p text:style-name="P476">shit is inevibubble and we all know it</text:p>
      <text:p text:style-name="P477">i like priceless treasure</text:p>
      <text:p text:style-name="P478">you GOT priceless treasure</text:p>
      <text:p text:style-name="P479">my fuckin hero title deal all but guarantees ill steal it from you some day</text:p>
      <text:p text:style-name="P480">and ill come back to life so i can rip shit up in the real world and get all the gold and make all yall my slaves and rule everything forev</text:p>
      <text:p text:style-name="P481">just one problem though</text:p>
      <text:p text:style-name="P482">i dunno if i wanna?</text:p>
      <text:p text:style-name="P483">_</text:p>
      <text:soft-page-break/>
      <text:p text:style-name="P484">47. JE14: =007969</text:p>
      <text:p text:style-name="P485">no but you dont understand</text:p>
      <text:p text:style-name="P486">if i ganked your ring and put it on</text:p>
      <text:p text:style-name="P487">and became not a ghost anemonemore</text:p>
      <text:p text:style-name="P488">and had to hit the road and conquer stuff</text:p>
      <text:p text:style-name="P489">i would miss my friends 38(</text:p>
      <text:p text:style-name="P490">no blue boy you arent listening</text:p>
      <text:p text:style-name="P491">i cant even handle it</text:p>
      <text:p text:style-name="P492">thinkin aboat ditching my fronds</text:p>
      <text:p text:style-name="P493">they meant so much to me since i been dead</text:p>
      <text:p text:style-name="P494">ya feel me blue dweeb</text:p>
      <text:p text:style-name="P495">the serket twins</text:p>
      <text:p text:style-name="P496">they just</text:p>
      <text:p text:style-name="P497">bleugh</text:p>
      <text:p text:style-name="P498">look at em</text:p>
      <text:p text:style-name="P499">so disgustinly adorbs together</text:p>
      <text:p text:style-name="P500">all likin each other and BEING like each other and junk</text:p>
      <text:p text:style-name="P501">i dont think i could take it</text:p>
      <text:p text:style-name="P502">i aint ready to say fareshell</text:p>
      <text:p text:style-name="P503">_</text:p>
      <text:p text:style-name="P504">48. JE15: =007970</text:p>
      <text:p text:style-name="P505">araneas all like</text:p>
      <text:p text:style-name="P506">learnin to be unscrupulous never thought the girl had it in her</text:p>
      <text:p text:style-name="P507">makes me so glubbin proud</text:p>
      <text:p text:style-name="P508">her stories blow hole but i still love listenin</text:p>
      <text:p text:style-name="P509">dont tell her i said so but</text:p>
      <text:p text:style-name="P510">i like hearing her so happy like she is just so damn pleased to<text:s/><text:soft-page-break/>hear herself yack about dumb shit</text:p>
      <text:p text:style-name="P511">on the other flipper...</text:p>
      <text:p text:style-name="P512">i legit love vriskas stories they are punchy and hammy as fuck</text:p>
      <text:p text:style-name="P513">girl think she in the movies or somefin lmao</text:p>
      <text:p text:style-name="P514">we had our difs at first but really shes so badass</text:p>
      <text:p text:style-name="P515">i wish my old pals could a been half the give no fucks boss she is</text:p>
      <text:p text:style-name="P516">all i ever wanted from my posse was somemoby i could thug it with</text:p>
      <text:p text:style-name="P517">i mean w/o bein a psycho batshit skank</text:p>
      <text:p text:style-name="P518">wont name names you know who i mean</text:p>
      <text:p text:style-name="P519">as for soft core megido i</text:p>
      <text:p text:style-name="P520">yeah</text:p>
      <text:p text:style-name="P521">um</text:p>
      <text:p text:style-name="P522">this bitch i could take or leave?</text:p>
      <text:p text:style-name="P523">iunno shes aight i guess</text:p>
      <text:p text:style-name="P524">_</text:p>
      <text:p text:style-name="P525">49. JE16: =007971</text:p>
      <text:p text:style-name="P526">but the point is blue chump</text:p>
      <text:p text:style-name="P527">im happy now</text:p>
      <text:p text:style-name="P528">more than i was on my moon with my sweet gold statues an shit</text:p>
      <text:p text:style-name="P529">and more than i think ill be if i gotta be alive again and have to go knocking over galaxies or whatever to make a bomb new fishqueen empire</text:p>
      <text:p text:style-name="P530">but its killin me blue schmuck</text:p>
      <text:p text:style-name="P531">its killin me to know you got that ring and knowin ill have to take it from ya some day</text:p>
      <text:p text:style-name="P532">augh why</text:p>
      <text:p text:style-name="P533">why you have to swim in here and present me with this codawful dilemma</text:p>
      <text:soft-page-break/>
      <text:p text:style-name="P534">why do you have to be so lame and chumpy and such an obvious mark</text:p>
      <text:p text:style-name="P535">your dork ass face just screams waaaah gimme a fuckin wedgie and take my ring!</text:p>
      <text:p text:style-name="P536">but i dont wanna but i think i gotta cause i mean come on OBVIOUSLY its mine, just why</text:p>
      <text:p text:style-name="P537">W)(Y W)(Y W)(Y W)(Y W)(Y W)(Y W)(Y</text:p>
      <text:p text:style-name="P538">_</text:p>
      <text:p text:style-name="P539">50. JE17: =007972</text:p>
      <text:p text:style-name="P540">T)(ANK YOU</text:p>
      <text:p text:style-name="P541">_</text:p>
      <text:p text:style-name="P542">51. AM3: =007982</text:p>
      <text:p text:style-name="P543">(wut)</text:p>
      <text:p text:style-name="P544">_</text:p>
      <text:p text:style-name="P545">52. AV4: =007989</text:p>
      <text:p text:style-name="P546">...</text:p>
      <text:p text:style-name="P547">_</text:p>
      <text:p text:style-name="P548">53. JE18: =007993</text:p>
      <text:p text:style-name="P549">(not enough blue stooge)</text:p>
      <text:p text:style-name="P550">(not enough by a nautical mile)</text:p>
      <text:p text:style-name="P551">_</text:p>
      <text:p text:style-name="P552">54. AV5: =008010</text:p>
      <text:p text:style-name="P553">dammit</text:p>
      <text:p text:style-name="P554">_</text:p>
      <text:p text:style-name="P555">Act 6 Act 6</text:p>
      <text:p text:style-name="P556">_</text:p>
      <text:p text:style-name="P557">Act 6 Act 6 Intermission 1</text:p>
      <text:p text:style-name="P558">_</text:p>
      <text:soft-page-break/>
      <text:p text:style-name="P559">Act 6 Act 6 Act 2</text:p>
      <text:p text:style-name="P560">_</text:p>
      <text:p text:style-name="P561">Act 6 Act 6 Intermission 2</text:p>
      <text:p text:style-name="P562">_</text:p>
      <text:p text:style-name="P563">55. ArSe42; AV6: =008453</text:p>
      <text:p text:style-name="P564">hey twerket</text:p>
      <text:p text:style-name="P565">da fuck you think youre doin</text:p>
      <text:p text:style-name="P566">bullship</text:p>
      <text:p text:style-name="P567">you went after the blue nerds ring</text:p>
      <text:p text:style-name="P568">you wearin it now aint you</text:p>
      <text:p text:style-name="P569">aranea so kelp me god</text:p>
      <text:p text:style-name="P570">you need to take that shit off right now</text:p>
      <text:p text:style-name="P571">throw it in a volcano or somefin and just come home</text:p>
      <text:p text:style-name="P572">wheels</text:p>
      <text:p text:style-name="P573">irons</text:p>
      <text:p text:style-name="P574">aranea what</text:p>
      <text:p text:style-name="P575">mindfang what are you even planning</text:p>
      <text:p text:style-name="P576">you gonna meddle?</text:p>
      <text:p text:style-name="P577">you gonna meddle i just know it UGH</text:p>
      <text:p text:style-name="P578">yo i feel you on that</text:p>
      <text:p text:style-name="P579">trust me gurl</text:p>
      <text:p text:style-name="P580">but you do realize youre makin a glubbin mess here</text:p>
      <text:p text:style-name="P581">i mean you KNOW this shit aint like</text:p>
      <text:p text:style-name="P582">part a the legit chain of events</text:p>
      <text:p text:style-name="P583">you arent supposed to be there</text:p>
      <text:p text:style-name="P584">W)(AT PLAN</text:p>
      <text:soft-page-break/>
      <text:p text:style-name="P585">uh</text:p>
      <text:p text:style-name="P586">serk have you lost it</text:p>
      <text:p text:style-name="P587">you know all youre doing is making another doomed timeline where everyone dies right</text:p>
      <text:p text:style-name="P588">aight</text:p>
      <text:p text:style-name="P589">so you just totally flipped your think pan is all</text:p>
      <text:p text:style-name="P590">got it</text:p>
      <text:p text:style-name="P591">no</text:p>
      <text:p text:style-name="P592">so your timeline healing fantasy aside</text:p>
      <text:p text:style-name="P593">your plan is to just waltz in there</text:p>
      <text:p text:style-name="P594">an knock over the whole session</text:p>
      <text:p text:style-name="P595">you do realize that means youll have to take down my grownup self</text:p>
      <text:p text:style-name="P596">like</text:p>
      <text:p text:style-name="P597">not to blow my own conch but she is arguably the greatest deadliest most stylin badass who ever lived</text:p>
      <text:p text:style-name="P598">ok yeah but</text:p>
      <text:p text:style-name="P599">you aint exactly shoppin for her mindfang</text:p>
      <text:p text:style-name="P600">she got all these sick powers yo</text:p>
      <text:p text:style-name="P601">man</text:p>
      <text:p text:style-name="P602">this is gonna go so terribubbly</text:p>
      <text:p text:style-name="P603">yeah well</text:p>
      <text:p text:style-name="P604">theres audacious and then theres bald faced flipping insmanatee</text:p>
      <text:p text:style-name="P605">beside</text:p>
      <text:p text:style-name="P606">did you ever stop and think about me</text:p>
      <text:p text:style-name="P607">you being alive again</text:p>
      <text:p text:style-name="P608">all runnin around stirring up trouble while im still a ghost</text:p>
      <text:p text:style-name="P609">im gonna miss you</text:p>
      <text:soft-page-break/>
      <text:p text:style-name="P610">will i ever sea you again</text:p>
      <text:p text:style-name="P611">i guess</text:p>
      <text:p text:style-name="P612">um no</text:p>
      <text:p text:style-name="P613">actually serket deuce isnt down with this at all</text:p>
      <text:p text:style-name="P614">nope</text:p>
      <text:p text:style-name="P615">she thinks you bein dumb as a fuck</text:p>
      <text:p text:style-name="P616">dunno</text:p>
      <text:p text:style-name="P617">this aint the serket twin message reelay service</text:p>
      <text:p text:style-name="P618">yeah</text:p>
      <text:p text:style-name="P619">no</text:p>
      <text:p text:style-name="P620">no</text:p>
      <text:p text:style-name="P621">call her yourself</text:p>
      <text:p text:style-name="P622">NO</text:p>
      <text:p text:style-name="P623">bitch dont touch my clam</text:p>
      <text:p text:style-name="P624">_</text:p>
      <text:p text:style-name="P625">56. KV7: =008466</text:p>
      <text:p text:style-name="P626">nubs mcshouty</text:p>
      <text:p text:style-name="P627">come in shouty</text:p>
      <text:p text:style-name="P628">do you read me</text:p>
      <text:p text:style-name="P629">_</text:p>
      <text:p text:style-name="P630">57. KV8: =008467</text:p>
      <text:p text:style-name="P631">shouty is that you</text:p>
      <text:p text:style-name="P632">yeh</text:p>
      <text:p text:style-name="P633">shouty stfu</text:p>
      <text:p text:style-name="P634">_</text:p>
      <text:p text:style-name="P635">58. KV9: =008468</text:p>
      <text:p text:style-name="P636">we got a whale of a problem here</text:p>
      <text:soft-page-break/>
      <text:p text:style-name="P637">_</text:p>
      <text:p text:style-name="P638">59. AV7: =008648</text:p>
      <text:p text:style-name="P639">you sure</text:p>
      <text:p text:style-name="P640">mhm</text:p>
      <text:p text:style-name="P641">shruggin ma shoulders yo</text:p>
      <text:p text:style-name="P642">(floundering)</text:p>
      <text:p text:style-name="P643">stop movin around all angry</text:p>
      <text:p text:style-name="P644">you fuckin me up here</text:p>
      <text:p text:style-name="P645">dunno wasnt there</text:p>
      <text:p text:style-name="P646">thats some baller inward reflection serk</text:p>
      <text:p text:style-name="P647">thats what its supposed to do i think</text:p>
      <text:p text:style-name="P648">but like</text:p>
      <text:p text:style-name="P649">tempurarily?</text:p>
      <text:p text:style-name="P650">na</text:p>
      <text:p text:style-name="P651">haha</text:p>
      <text:p text:style-name="P652">i dont know maybe??</text:p>
      <text:p text:style-name="P653">sea my thing is</text:p>
      <text:p text:style-name="P654">i dont verbally torture my cray schemes like all the serket girls</text:p>
      <text:p text:style-name="P655">and that works ok for me</text:p>
      <text:p text:style-name="P656">guess i made some mistakes but who really gives a flip</text:p>
      <text:p text:style-name="P657">not like you and she do</text:p>
      <text:p text:style-name="P658">araneas deal is</text:p>
      <text:p text:style-name="P659">what shes doin now isnt much different from how she always did stuff</text:p>
      <text:p text:style-name="P660">the stuff she does is never about the things shes actually doing</text:p>
      <text:p text:style-name="P661">its about what those things M-EAN and makin sure everyone KNOWS what they mean</text:p>
      <text:soft-page-break/>
      <text:p text:style-name="P662">and above all makin sure everyone understands how important she is cause shes obviously the source of all that critical M-EANING without which all action would be pointless right?</text:p>
      <text:p text:style-name="P663">but thats not how i rolled</text:p>
      <text:p text:style-name="P664">i just</text:p>
      <text:p text:style-name="P665">did shit</text:p>
      <text:p text:style-name="P666">and the shit i did</text:p>
      <text:p text:style-name="P667">meant only the things the shit accomplished</text:p>
      <text:p text:style-name="P668">and if that shit accomplished a dumb thing that sucked</text:p>
      <text:p text:style-name="P669">then i guess thats what you call a mistake and oh fuckin well</text:p>
      <text:p text:style-name="P670">mistakes aint make me feel too bad since i dont really connect results with my shelf worth</text:p>
      <text:p text:style-name="P671">ya feel me</text:p>
      <text:p text:style-name="P672">ok i will admit</text:p>
      <text:p text:style-name="P673">i always felt hella bad about decisions leavin me with less gold</text:p>
      <text:p text:style-name="P674">glub damn</text:p>
      <text:p text:style-name="P675">feel a tide a shame wash over me just thinkin about going broke</text:p>
      <text:p text:style-name="P676">word</text:p>
      <text:p text:style-name="P677">_</text:p>
      <text:p text:style-name="P678">60. AV8: =008649</text:p>
      <text:p text:style-name="P679">well</text:p>
      <text:p text:style-name="P680">we still have this treasure here</text:p>
      <text:p text:style-name="P681">why dont we just do the shit without her</text:p>
      <text:p text:style-name="P682">you could whip up another ghost army</text:p>
      <text:p text:style-name="P683">march it strait to english and start beatin him down</text:p>
      <text:p text:style-name="P684">why not</text:p>
      <text:p text:style-name="P685">why would i give a fish about that</text:p>
      <text:p text:style-name="P686">i hear you</text:p>
      <text:soft-page-break/>
      <text:p text:style-name="P687">she ditched me too</text:p>
      <text:p text:style-name="P688">cant blame her i guess</text:p>
      <text:p text:style-name="P689">what can i say girl loves her piratesona</text:p>
      <text:p text:style-name="P690">she wanna be dat pirate chick so bad</text:p>
      <text:p text:style-name="P691">who am i to fault ambition</text:p>
      <text:p text:style-name="P692">she cast her lure into the lake of cute but dumbass dreams</text:p>
      <text:p text:style-name="P693">i think her mindfang ideal is ridic to be lochness with you</text:p>
      <text:p text:style-name="P694">that journal man</text:p>
      <text:p text:style-name="P695">tales from the pirate who wont shut up</text:p>
      <text:p text:style-name="P696">but then</text:p>
      <text:p text:style-name="P697">im not one to talk about hero worship</text:p>
      <text:p text:style-name="P698">i think my adult self happens to be the best best greatest most perfect beautiful woman -----EV-----ER an if you axed me if i wanted a crack at her job id be like glub yes put me down for T)(AT</text:p>
      <text:p text:style-name="P699">so i legit hope it works out for her</text:p>
      <text:p text:style-name="P700">but yeah</text:p>
      <text:p text:style-name="P701">that dont mean i didnt get ditched</text:p>
      <text:p text:style-name="P702">and that just</text:p>
      <text:p text:style-name="P703">38(</text:p>
      <text:p text:style-name="P704">makes me reel sad</text:p>
      <text:p text:style-name="P705">you sure we cant salvage the plan without her</text:p>
      <text:p text:style-name="P706">like uh</text:p>
      <text:p text:style-name="P707">sneak up on him?</text:p>
      <text:p text:style-name="P708">kay what if</text:p>
      <text:p text:style-name="P709">i found some way to teleport over to him</text:p>
      <text:p text:style-name="P710">and i beat the shit out of him with my wrestling moves</text:p>
      <text:p text:style-name="P711">then you bust out the weapon</text:p>
      <text:soft-page-break/>
      <text:p text:style-name="P712">that was badass though</text:p>
      <text:p text:style-name="P713">i mean yeah you were chewin the scenery an being hammy as fuck but i thought it was cool and kinda funny</text:p>
      <text:p text:style-name="P714">thats a good enough reason if you ask me</text:p>
      <text:p text:style-name="P715">but hey if you aint feelin it you aint feelin it</text:p>
      <text:p text:style-name="P716">gave up</text:p>
      <text:p text:style-name="P717">um</text:p>
      <text:p text:style-name="P718">sure</text:p>
      <text:p text:style-name="P719">well yeah</text:p>
      <text:p text:style-name="P720">it would be</text:p>
      <text:p text:style-name="P721">if a couple of cowards did it</text:p>
      <text:p text:style-name="P722">but that aint us</text:p>
      <text:p text:style-name="P723">so we cool to do whatev</text:p>
      <text:p text:style-name="P724">nofin wrong with stickin a fork in a shit idea that just makes you miserable</text:p>
      <text:p text:style-name="P725">hell the best choice i ever made involved givin up</text:p>
      <text:p text:style-name="P726">one day i said</text:p>
      <text:p text:style-name="P727">fuck da throne</text:p>
      <text:p text:style-name="P728">ran off to the moon</text:p>
      <text:p text:style-name="P729">thats how this whole crazy mess kicked off</text:p>
      <text:p text:style-name="P730">and if i didnt do that</text:p>
      <text:p text:style-name="P731">i wouldnt of met you 38)</text:p>
      <text:p text:style-name="P732">_</text:p>
      <text:p text:style-name="P733">Act 6 Act 6 Act 3</text:p>
      <text:p text:style-name="P734">_</text:p>
      <text:p text:style-name="P735">Act 6 Act 6 Intermission 3</text:p>
      <text:p text:style-name="P736">_</text:p>
      <text:soft-page-break/>
      <text:p text:style-name="P737">Act 6 Act 6 Act 4</text:p>
      <text:p text:style-name="P738">_</text:p>
      <text:p text:style-name="P739">Act 6 Act 6 Intermission 4</text:p>
      <text:p text:style-name="P740">_</text:p>
      <text:p text:style-name="P741">61. AV9: =009064</text:p>
      <text:p text:style-name="P742">iunno</text:p>
      <text:p text:style-name="P743">nah</text:p>
      <text:p text:style-name="P744">that shit aint real</text:p>
      <text:p text:style-name="P745">its a made up religious belief pimped out by trash clowns</text:p>
      <text:p text:style-name="P746">shell yes</text:p>
      <text:p text:style-name="P747">be fake as shit</text:p>
      <text:p text:style-name="P748">of course the religious beliefs themselves are real</text:p>
      <text:p text:style-name="P749">makin it convenient for anyone who wanna exploit those delusions for her own badass objectives</text:p>
      <text:p text:style-name="P750">like pulling in clams hand over flipper and ruthlessly subjugating the general public</text:p>
      <text:p text:style-name="P751">i mean</text:p>
      <text:p text:style-name="P752">not that id ever bother with a dope scheme like that</text:p>
      <text:p text:style-name="P753">just saying</text:p>
      <text:p text:style-name="P754">_</text:p>
      <text:p text:style-name="P755">62. AV10: =009065</text:p>
      <text:p text:style-name="P756">fishska</text:p>
      <text:p text:style-name="P757">how long you been dead now</text:p>
      <text:p text:style-name="P758">but you still ask questions like that</text:p>
      <text:p text:style-name="P759">whose brain this from, where that noise originate...</text:p>
      <text:p text:style-name="P760">it could be anything</text:p>
      <text:p text:style-name="P761">could even be a random patchwork of fifty different memories all<text:s/><text:soft-page-break/>contributin to nofin that ever existed in particular</text:p>
      <text:p text:style-name="P762">who cares where they from</text:p>
      <text:p text:style-name="P763">yer cute</text:p>
      <text:p text:style-name="P764">_</text:p>
      <text:p text:style-name="P765">63. AV11: =009066</text:p>
      <text:p text:style-name="P766">the point is you just gotta keep lookin at the d-bubble junk and take it in stroke no matter how messed up it is or how much you think it shouldnt exist</text:p>
      <text:p text:style-name="P767">yeah like</text:p>
      <text:p text:style-name="P768">swimming stroke</text:p>
      <text:p text:style-name="P769">instead a walkin stride</text:p>
      <text:p text:style-name="P770">*LIKES FISH N SHIT*</text:p>
      <text:p text:style-name="P771">why i oughta</text:p>
      <text:p text:style-name="P772">_</text:p>
      <text:p text:style-name="P773">64. AV12: =009067</text:p>
      <text:p text:style-name="P774">dunno does it look fun to you</text:p>
      <text:p text:style-name="P775">it kinda does</text:p>
      <text:p text:style-name="P776">it kinda REELY does</text:p>
      <text:p text:style-name="P777">_</text:p>
      <text:p text:style-name="P778">65. AV13: =009068</text:p>
      <text:p text:style-name="P779">eugh fuck no</text:p>
      <text:p text:style-name="P780">yeah?</text:p>
      <text:p text:style-name="P781">i never seen a horse</text:p>
      <text:p text:style-name="P782">except i guess the robot kind</text:p>
      <text:p text:style-name="P783">would not recommend</text:p>
      <text:p text:style-name="P784">nah just like a mediocre situation prompting a bored thumbs down</text:p>
      <text:p text:style-name="P785">no</text:p>
      <text:soft-page-break/>
      <text:p text:style-name="P786">come on v serk</text:p>
      <text:p text:style-name="P787">you dont go to amusment parks to hit up a bunch of rides for wigglers</text:p>
      <text:p text:style-name="P788">you just shit around acting cool</text:p>
      <text:p text:style-name="P789">not giving a fuck</text:p>
      <text:p text:style-name="P790">being an all around punk and hasslin people who glance at you crooked</text:p>
      <text:p text:style-name="P791">uh well</text:p>
      <text:p text:style-name="P792">the other ghosts who eventually either show up or dont who cares</text:p>
      <text:p text:style-name="P793">mmm</text:p>
      <text:p text:style-name="P794">_</text:p>
      <text:p text:style-name="P795">66. AV14: =009069</text:p>
      <text:p text:style-name="P796">what</text:p>
      <text:p text:style-name="P797">do what</text:p>
      <text:p text:style-name="P798">uh</text:p>
      <text:p text:style-name="P799">what makes you think i dont</text:p>
      <text:p text:style-name="P800">course i do</text:p>
      <text:p text:style-name="P801">only if you lucky</text:p>
      <text:p text:style-name="P802">pfpffpffffff</text:p>
      <text:p text:style-name="P803">oh scrod dammit i forgot lucks just as much your shit as it was two faced whats her serk</text:p>
      <text:p text:style-name="P804">_</text:p>
      <text:p text:style-name="P805">67. AV15: =009070</text:p>
      <text:p text:style-name="P806">why dont you get one</text:p>
      <text:p text:style-name="P807">yea</text:p>
      <text:p text:style-name="P808">if you think gettin inked up sound so chill then how boat you first</text:p>
      <text:p text:style-name="P809">why not</text:p>
      <text:soft-page-break/>
      <text:p text:style-name="P810">well</text:p>
      <text:p text:style-name="P811">do you still</text:p>
      <text:p text:style-name="P812">you dont even have a body</text:p>
      <text:p text:style-name="P813">im down with that conchlusion</text:p>
      <text:p text:style-name="P814">whatll it be then</text:p>
      <text:p text:style-name="P815">no if you want to buy a whale</text:p>
      <text:p text:style-name="P816">yes do you want a sweet tat or no</text:p>
      <text:p text:style-name="P817">def somefin nautical</text:p>
      <text:p text:style-name="P818">yes it is a curve ball i know</text:p>
      <text:p text:style-name="P819">but i like keepin suckas on they toes</text:p>
      <text:p text:style-name="P820">38D</text:p>
      <text:p text:style-name="P821">omg yay!!!</text:p>
      <text:p text:style-name="P822">_</text:p>
      <text:p text:style-name="P823">68. AV16: =009126</text:p>
      <text:p text:style-name="P824">BOOM</text:p>
      <text:p text:style-name="P825">there goes another one</text:p>
      <text:p text:style-name="P826">dude sure is busy today</text:p>
      <text:p text:style-name="P827">holla</text:p>
      <text:p text:style-name="P828">dunno</text:p>
      <text:p text:style-name="P829">hard to give a carp really</text:p>
      <text:p text:style-name="P830">and not just cause im a sociopath</text:p>
      <text:p text:style-name="P831">_</text:p>
      <text:p text:style-name="P832">69. AV17: =009127</text:p>
      <text:p text:style-name="P833">hes just reclamming souls who hangin around too long anyway</text:p>
      <text:p text:style-name="P834">before i died i was already like i aint give a fuck about death much</text:p>
      <text:p text:style-name="P835">i looked at it like life had a price of admission no one could<text:s/><text:soft-page-break/>afford</text:p>
      <text:p text:style-name="P836">in the ticket takers eye theres no way you could ever earn your stay</text:p>
      <text:p text:style-name="P837">so to stick around you gotta learn to steal</text:p>
      <text:p text:style-name="P838">but shit catches up with all thieves in the end</text:p>
      <text:p text:style-name="P839">even the great ones</text:p>
      <text:p text:style-name="P840">i lived like death wasnt no thing</text:p>
      <text:p text:style-name="P841">at all times overdue</text:p>
      <text:p text:style-name="P842">a hard stop to being you</text:p>
      <text:p text:style-name="P843">and only chumps arent fine with that</text:p>
      <text:p text:style-name="P844">but then i die</text:p>
      <text:p text:style-name="P845">and find out dying dont mean what little i thought it did</text:p>
      <text:p text:style-name="P846">so all those spook eyed souls up there scared to death of double dyin?</text:p>
      <text:p text:style-name="P847">fuck em</text:p>
      <text:p text:style-name="P848">yeah youve kissed my ass before if thats what you askin</text:p>
      <text:p text:style-name="P849">_</text:p>
      <text:p text:style-name="P850">70. AV18: =009128</text:p>
      <text:p text:style-name="P851">daamn</text:p>
      <text:p text:style-name="P852">daw</text:p>
      <text:p text:style-name="P853">lord muscleguy be thoughtful as fuck</text:p>
      <text:p text:style-name="P854">shrug</text:p>
      <text:p text:style-name="P855">poor skull guy 38(</text:p>
      <text:p text:style-name="P856">_</text:p>
      <text:p text:style-name="P857">71. AV19: =009238</text:p>
      <text:p text:style-name="P858">hehehe</text:p>
      <text:p text:style-name="P859">_</text:p>
      <text:soft-page-break/>
      <text:p text:style-name="P860">72. AV20: =009239</text:p>
      <text:p text:style-name="P861">heheheh</text:p>
      <text:p text:style-name="P862">_</text:p>
      <text:p text:style-name="P863">73. AV21: =009240</text:p>
      <text:p text:style-name="P864">heheheheheh</text:p>
      <text:p text:style-name="P865">_</text:p>
      <text:p text:style-name="P866">74. AV22: =009241</text:p>
      <text:p text:style-name="P867">whups</text:p>
      <text:p text:style-name="P868">_</text:p>
      <text:p text:style-name="P869">75. AV23: =009242</text:p>
      <text:p text:style-name="P870">hehehe</text:p>
      <text:p text:style-name="P871">_</text:p>
      <text:p text:style-name="P872">76. AV24: =009243</text:p>
      <text:p text:style-name="P873">heheheheheheh</text:p>
      <text:p text:style-name="P874">_</text:p>
      <text:p text:style-name="P875">77. AV25: =009244</text:p>
      <text:p text:style-name="P876">hehehehe</text:p>
      <text:p text:style-name="P877">_</text:p>
      <text:p text:style-name="P878">78. AV26: =009245</text:p>
      <text:p text:style-name="P879">heheh hehehe</text:p>
      <text:p text:style-name="P880">_</text:p>
      <text:p text:style-name="P881">79. AV27: =009246</text:p>
      <text:p text:style-name="P882">hehehehehe</text:p>
      <text:p text:style-name="P883">_</text:p>
      <text:p text:style-name="P884">80. AV28: =009247</text:p>
      <text:p text:style-name="P885">hehehe...</text:p>
      <text:p text:style-name="P886">_</text:p>
      <text:soft-page-break/>
      <text:p text:style-name="P887">81. AV29: =009248</text:p>
      <text:p text:style-name="P888">heheh</text:p>
      <text:p text:style-name="P889">_</text:p>
      <text:p text:style-name="P890">82. AV30: =009249</text:p>
      <text:p text:style-name="P891">heh...</text:p>
      <text:p text:style-name="P892">_</text:p>
      <text:p text:style-name="P893">Act 6 Act 6 Act 5</text:p>
      <text:p text:style-name="P894">_</text:p>
      <text:p text:style-name="P895">Act 6 Act 6 Intermission 5</text:p>
      <text:p text:style-name="P896">_</text:p>
      <text:p text:style-name="P897">83. AV31: =009588</text:p>
      <text:p text:style-name="P898">wha</text:p>
      <text:p text:style-name="P899">oh</text:p>
      <text:p text:style-name="P900">guess so</text:p>
      <text:p text:style-name="P901">_</text:p>
      <text:p text:style-name="P902">84. AV32: =009589</text:p>
      <text:p text:style-name="P903">aboat what</text:p>
      <text:p text:style-name="P904">ummmm</text:p>
      <text:p text:style-name="P905">they ok</text:p>
      <text:p text:style-name="P906">kinda dumb and smelly</text:p>
      <text:p text:style-name="P907">be makin like</text:p>
      <text:p text:style-name="P908">fucked up sounds out their big ass snouts an floppy lips</text:p>
      <text:p text:style-name="P909">the fuck</text:p>
      <text:p text:style-name="P910">_</text:p>
      <text:p text:style-name="P911">85. AV33: =009590</text:p>
      <text:p text:style-name="P912">today?</text:p>
      <text:soft-page-break/>
      <text:p text:style-name="P913">there is no today</text:p>
      <text:p text:style-name="P914">na</text:p>
      <text:p text:style-name="P915">we explored an awful lot already</text:p>
      <text:p text:style-name="P916">aint they sorta all the same by now</text:p>
      <text:p text:style-name="P917">eh</text:p>
      <text:p text:style-name="P918">i dunno</text:p>
      <text:p text:style-name="P919">not reely</text:p>
      <text:p text:style-name="P920">cause it doesnt sound that fun</text:p>
      <text:p text:style-name="P921">just sounds like the same shit as always</text:p>
      <text:p text:style-name="P922">like</text:p>
      <text:p text:style-name="P923">exactly like dreams</text:p>
      <text:p text:style-name="P924">they ARE dream bubbles after all</text:p>
      <text:p text:style-name="P925">dreams are also like a crazy fantasy ride full of fake shit that makes no sense</text:p>
      <text:p text:style-name="P926">its a great time in theory</text:p>
      <text:p text:style-name="P927">and i guess when youre younger its fun</text:p>
      <text:p text:style-name="P928">maybe you even look forward to sleepin</text:p>
      <text:p text:style-name="P929">to see what the great mr sandclam has in store for you next</text:p>
      <text:p text:style-name="P930">but after sweeps and sweeps of dreamin</text:p>
      <text:p text:style-name="P931">you get used to it</text:p>
      <text:p text:style-name="P932">its just the same bogus crap yer stupid brain is just shuffling up and serving you again and again</text:p>
      <text:p text:style-name="P933">so you stop paying attention and just ride out your sleep</text:p>
      <text:p text:style-name="P934">then get back to business in the real world like a legit person with cool plans</text:p>
      <text:p text:style-name="P935">yeah well</text:p>
      <text:p text:style-name="P936">you are uh</text:p>
      <text:p text:style-name="P937">a bit younger than me</text:p>
      <text:soft-page-break/>
      <text:p text:style-name="P938">then again</text:p>
      <text:p text:style-name="P939">we fuschia ladies</text:p>
      <text:p text:style-name="P940">we sorta have to get used to being around people younger than us over our full lives</text:p>
      <text:p text:style-name="P941">like</text:p>
      <text:p text:style-name="P942">much younger 38\</text:p>
      <text:p text:style-name="P943">or at least id have to if i was actually alive</text:p>
      <text:p text:style-name="P944">mmm</text:p>
      <text:p text:style-name="P945">?</text:p>
      <text:p text:style-name="P946">yup</text:p>
      <text:p text:style-name="P947">no im cool</text:p>
      <text:p text:style-name="P948">meh</text:p>
      <text:p text:style-name="P949">maybe not</text:p>
      <text:p text:style-name="P950">dont matter</text:p>
      <text:p text:style-name="P951">nofin</text:p>
      <text:p text:style-name="P952">yeah</text:p>
      <text:p text:style-name="P953">i dunno whats wrong</text:p>
      <text:p text:style-name="P954">id tell you if i knew</text:p>
      <text:p text:style-name="P955">shrug</text:p>
      <text:p text:style-name="P956">i dont knooooow</text:p>
      <text:p text:style-name="P957">damn fishska</text:p>
      <text:p text:style-name="P958">yeaaah</text:p>
      <text:p text:style-name="P959">i dooont</text:p>
      <text:p text:style-name="P960">WAAANNA 38(</text:p>
      <text:p text:style-name="P961">wut??</text:p>
      <text:p text:style-name="P962">im not good at</text:p>
      <text:p text:style-name="P963">like</text:p>
      <text:soft-page-break/>
      <text:p text:style-name="P964">talkin</text:p>
      <text:p text:style-name="P965">about me</text:p>
      <text:p text:style-name="P966">no i mean</text:p>
      <text:p text:style-name="P967">in a non aggrandizing way</text:p>
      <text:p text:style-name="P968">_</text:p>
      <text:p text:style-name="P969">86. AV34: =009690</text:p>
      <text:p text:style-name="P970">yeah uh</text:p>
      <text:p text:style-name="P971">vriska</text:p>
      <text:p text:style-name="P972">um</text:p>
      <text:p text:style-name="P973">listen</text:p>
      <text:p text:style-name="P974">_</text:p>
      <text:p text:style-name="P975">87. AV35: =009691</text:p>
      <text:p text:style-name="P976">iiiiii uh</text:p>
      <text:p text:style-name="P977">...</text:p>
      <text:p text:style-name="P978">aw fuck</text:p>
      <text:p text:style-name="P979">dunno how to say this</text:p>
      <text:p text:style-name="P980">i think i might go actually</text:p>
      <text:p text:style-name="P981">with</text:p>
      <text:p text:style-name="P982">vriska</text:p>
      <text:p text:style-name="P983">i mean</text:p>
      <text:p text:style-name="P984">that one</text:p>
      <text:p text:style-name="P985">_</text:p>
      <text:p text:style-name="P986">88. AV36: =009692</text:p>
      <text:p text:style-name="P987">i just</text:p>
      <text:p text:style-name="P988">i dunno if</text:p>
      <text:p text:style-name="P989">this</text:p>
      <text:p text:style-name="P990">this whole thing is...</text:p>
      <text:soft-page-break/>
      <text:p text:style-name="P991">(fuck!)</text:p>
      <text:p text:style-name="P992">im not like</text:p>
      <text:p text:style-name="P993">AGR-E-EIN with her</text:p>
      <text:p text:style-name="P994">on a lotta that stuff</text:p>
      <text:p text:style-name="P995">i just</text:p>
      <text:p text:style-name="P996">im bored 38(</text:p>
      <text:p text:style-name="P997">i did</text:p>
      <text:p text:style-name="P998">i mean i do</text:p>
      <text:p text:style-name="P999">im just sick of sittin around</text:p>
      <text:p text:style-name="P1000">not being a part of anything</text:p>
      <text:p text:style-name="P1001">i want to see some action ya know?</text:p>
      <text:p text:style-name="P1002">wanna go kill a BAD GUY</text:p>
      <text:p text:style-name="P1003">yeah seaaa</text:p>
      <text:p text:style-name="P1004">i dont</text:p>
      <text:p text:style-name="P1005">i dunno about that</text:p>
      <text:p text:style-name="P1006">the thing is</text:p>
      <text:p text:style-name="P1007">i think what im sayin here is</text:p>
      <text:p text:style-name="P1008">as great as its been</text:p>
      <text:p text:style-name="P1009">like R-E-ELY great</text:p>
      <text:p text:style-name="P1010">i think this has gotta...</text:p>
      <text:p text:style-name="P1011">be...</text:p>
      <text:p text:style-name="P1012">it</text:p>
      <text:p text:style-name="P1013">38(</text:p>
      <text:p text:style-name="P1014">_</text:p>
      <text:p text:style-name="P1015">89. AV37: =009694</text:p>
      <text:p text:style-name="P1016">euurrrgh</text:p>
      <text:p text:style-name="P1017">vriska</text:p>
      <text:soft-page-break/>
      <text:p text:style-name="P1018">dam!!!</text:p>
      <text:p text:style-name="P1019">why...</text:p>
      <text:p text:style-name="P1020">whys this shit so hard?</text:p>
      <text:p text:style-name="P1021">not even lyin this is like the hardest shit i ever did</text:p>
      <text:p text:style-name="P1022">i cant even fully explain</text:p>
      <text:p text:style-name="P1023">its just how i think its grotto be</text:p>
      <text:p text:style-name="P1024">yeah</text:p>
      <text:p text:style-name="P1025">i think</text:p>
      <text:p text:style-name="P1026">on that point</text:p>
      <text:p text:style-name="P1027">we just gonna have to algae to disalgae</text:p>
      <text:p text:style-name="P1028">sorry serk</text:p>
      <text:p text:style-name="P1029">tis the way of my peeps</text:p>
      <text:p text:style-name="P1030">_</text:p>
      <text:p text:style-name="P1031">90. AV38: =009695</text:p>
      <text:p text:style-name="P1032">heres the thing</text:p>
      <text:p text:style-name="P1033">i dont think</text:p>
      <text:p text:style-name="P1034">any of that shade just thrown at ya was true</text:p>
      <text:p text:style-name="P1035">i like you a lot an all</text:p>
      <text:p text:style-name="P1036">but like</text:p>
      <text:p text:style-name="P1037">she has a point on one thing</text:p>
      <text:p text:style-name="P1038">which is</text:p>
      <text:p text:style-name="P1039">you changed a lot</text:p>
      <text:p text:style-name="P1040">not better or worse or anyfin</text:p>
      <text:p text:style-name="P1041">i aint squallified to make that call</text:p>
      <text:p text:style-name="P1042">just different</text:p>
      <text:p text:style-name="P1043">from the way you were when we met</text:p>
      <text:p text:style-name="P1044">happier i guess??</text:p>
      <text:soft-page-break/>
      <text:p text:style-name="P1045">dunno man if you say so then yeah</text:p>
      <text:p text:style-name="P1046">what i see though is</text:p>
      <text:p text:style-name="P1047">somebody who gradually turned like</text:p>
      <text:p text:style-name="P1048">vulnerable as S)(-ELL</text:p>
      <text:p text:style-name="P1049">and that</text:p>
      <text:p text:style-name="P1050">is</text:p>
      <text:p text:style-name="P1051">scary to me</text:p>
      <text:p text:style-name="P1052">because</text:p>
      <text:p text:style-name="P1053">of</text:p>
      <text:p text:style-name="P1054">the way i am</text:p>
      <text:p text:style-name="P1055">i dont think im reely...</text:p>
      <text:p text:style-name="P1056">the sorta person</text:p>
      <text:p text:style-name="P1057">to be...</text:p>
      <text:p text:style-name="P1058">trusted with those kinds a feelings?</text:p>
      <text:p text:style-name="P1059">sea the prob is</text:p>
      <text:p text:style-name="P1060">you dont actually know me very well</text:p>
      <text:p text:style-name="P1061">nobody does</text:p>
      <text:p text:style-name="P1062">and the main thing about me is</text:p>
      <text:p text:style-name="P1063">um</text:p>
      <text:p text:style-name="P1064">that you gotta account for</text:p>
      <text:p text:style-name="P1065">or i guess</text:p>
      <text:p text:style-name="P1066">*i* gotta account for</text:p>
      <text:p text:style-name="P1067">on behalf of the feelings</text:p>
      <text:p text:style-name="P1068">of people i dont wanna see get hurt</text:p>
      <text:p text:style-name="P1069">is</text:p>
      <text:p text:style-name="P1070">uh</text:p>
      <text:p text:style-name="P1071">how do i say this</text:p>
      <text:soft-page-break/>
      <text:p text:style-name="P1072">what you need to know is</text:p>
      <text:p text:style-name="P1073">like</text:p>
      <text:p text:style-name="P1074">...</text:p>
      <text:p text:style-name="P1075">_</text:p>
      <text:p text:style-name="P1076">91. AV39: =009696</text:p>
      <text:p text:style-name="P1077">im</text:p>
      <text:p text:style-name="P1078">_</text:p>
      <text:p text:style-name="P1079">92. AV40: =009697</text:p>
      <text:p text:style-name="P1080">bad</text:p>
      <text:p text:style-name="P1081">_</text:p>
      <text:p text:style-name="P1082">93. AV41: =009699</text:p>
      <text:p text:style-name="P1083">sorry vriska</text:p>
      <text:p text:style-name="P1084">i</text:p>
      <text:p text:style-name="P1085">_</text:p>
      <text:p text:style-name="P1086">94. AV42: =009700</text:p>
      <text:p text:style-name="P1087">im really sorry</text:p>
      <text:p text:style-name="P1088">_</text:p>
      <text:p text:style-name="P1089">95. VS1: =009701</text:p>
      <text:p text:style-name="P1090">i just did</text:p>
      <text:p text:style-name="P1091">lets just</text:p>
      <text:p text:style-name="P1092">get out of here ok</text:p>
      <text:p text:style-name="P1093">_</text:p>
      <text:p text:style-name="P1094">96. VS2: =009741</text:p>
      <text:p text:style-name="P1095">nice watch dealie</text:p>
      <text:p text:style-name="P1096">how much that worth</text:p>
      <text:p text:style-name="P1097">god dammit that answer was too complicated</text:p>
      <text:p text:style-name="P1098">got a fuckin professor of economics over here</text:p>
      <text:soft-page-break/>
      <text:p text:style-name="P1099">na serk</text:p>
      <text:p text:style-name="P1100">spider swag aint my kettle of fish</text:p>
      <text:p text:style-name="P1101">wat</text:p>
      <text:p text:style-name="P1102">ooh right</text:p>
      <text:p text:style-name="P1103">man</text:p>
      <text:p text:style-name="P1104">T)(AT old thing</text:p>
      <text:p text:style-name="P1105">yeah i can debrief</text:p>
      <text:p text:style-name="P1106">i aint much a storyteller tho</text:p>
      <text:p text:style-name="P1107">much to the lament of my former bestie</text:p>
      <text:p text:style-name="P1108">thats why youre the top serk 38)</text:p>
      <text:p text:style-name="P1109">...</text:p>
      <text:p text:style-name="P1110">.........</text:p>
      <text:p text:style-name="P1111">hey</text:p>
      <text:p text:style-name="P1112">can i ask a kinda personal question</text:p>
      <text:p text:style-name="P1113">i mean not even that personal but whatev</text:p>
      <text:p text:style-name="P1114">how old are you</text:p>
      <text:p text:style-name="P1115">7.5 huh</text:p>
      <text:p text:style-name="P1116">i guess thats a lil more respectable</text:p>
      <text:p text:style-name="P1117">nofin</text:p>
      <text:p text:style-name="P1118">change of subject</text:p>
      <text:p text:style-name="P1119">that old ass mission...</text:p>
      <text:p text:style-name="P1120">_</text:p>
      <text:p text:style-name="P1121">97. VS3: =009742</text:p>
      <text:p text:style-name="P1122">so yeah we all piled in a damn pirate ship and sailed around the ring in this huge circle</text:p>
      <text:p text:style-name="P1123">english followed us and wrecked shit as he went</text:p>
      <text:p text:style-name="P1124">that helped us chart a path to the treasure somehow</text:p>
      <text:soft-page-break/>
      <text:p text:style-name="P1125">like using black maps and junk</text:p>
      <text:p text:style-name="P1126">with like</text:p>
      <text:p text:style-name="P1127">cartographic calculations and scopes and fuckin sextants and whatnot</text:p>
      <text:p text:style-name="P1128">im not even sure how but that weird ass idea actually worked</text:p>
      <text:p text:style-name="P1129">we found the treasure</text:p>
      <text:p text:style-name="P1130">well YOU did</text:p>
      <text:p text:style-name="P1131">but you were also kinda goin nuts and driving everyone away from the crew</text:p>
      <text:p text:style-name="P1132">i stuck around though cause i didnt give a flying glub</text:p>
      <text:p text:style-name="P1133">aranea bailed though</text:p>
      <text:p text:style-name="P1134">she caught wind of that magic ring and i guess it got to her</text:p>
      <text:p text:style-name="P1135">the delusions of grandeur about being alive again and doing relevant shit</text:p>
      <text:p text:style-name="P1136">so she ollied out and stole it and made the most embarrassing mess of things i ever heard of anyone doin ever</text:p>
      <text:p text:style-name="P1137">she totally failed in whatever she was trying to do</text:p>
      <text:p text:style-name="P1138">got the ring ganked from her then died again</text:p>
      <text:p text:style-name="P1139">i never saw or heard from her ever since and tbh i dont really want to</text:p>
      <text:p text:style-name="P1140">that left just me and you</text:p>
      <text:p text:style-name="P1141">well OT)(-ER you</text:p>
      <text:p text:style-name="P1142">tryin to figure out what to do with this deadly box a treasure</text:p>
      <text:p text:style-name="P1143">basically we couldnt decide on anything</text:p>
      <text:p text:style-name="P1144">and were feelin pretty flat on the plan overall</text:p>
      <text:p text:style-name="P1145">so we just gave up and wandered off to do other shit for a while</text:p>
      <text:p text:style-name="P1146">and you... i mean she...</text:p>
      <text:p text:style-name="P1147">mellowed WAY the fuck out</text:p>
      <text:p text:style-name="P1148">which was actually sorta cool for a bit but also sorta...</text:p>
      <text:soft-page-break/>
      <text:p text:style-name="P1149">k never mind that</text:p>
      <text:p text:style-name="P1150">we just kept bubble hopping for i dont even know how long</text:p>
      <text:p text:style-name="P1151">which got uh</text:p>
      <text:p text:style-name="P1152">reely boring after a while 38\</text:p>
      <text:p text:style-name="P1153">i never had the thump tortoise to tell her though</text:p>
      <text:p text:style-name="P1154">uh i mean until now</text:p>
      <text:p text:style-name="P1155">in fact i pretty much just forgot about the whole plan until you showed up</text:p>
      <text:p text:style-name="P1156">you made it sound pretty cool again so i was like</text:p>
      <text:p text:style-name="P1157">yeah im on board</text:p>
      <text:p text:style-name="P1158">and thats bassically the whole story</text:p>
      <text:p text:style-name="P1159"><text:s/>oh</text:p>
      <text:p text:style-name="P1160">yeah...</text:p>
      <text:p text:style-name="P1161">and that "lost cherub" part of the plan</text:p>
      <text:p text:style-name="P1162">afaik that was a bogus red distraction fish and she probably dont matter at all</text:p>
      <text:p text:style-name="P1163">guess thats everything</text:p>
      <text:p text:style-name="P1164">_</text:p>
      <text:p text:style-name="P1165">98. VS4: =009743</text:p>
      <text:p text:style-name="P1166">yeah that makes sense</text:p>
      <text:p text:style-name="P1167">man</text:p>
      <text:p text:style-name="P1168">dunno</text:p>
      <text:p text:style-name="P1169">that was one of the things that made us wonder if it was even worth bothering anymore</text:p>
      <text:p text:style-name="P1170">it was mostly this whole mind control stunt</text:p>
      <text:p text:style-name="P1171">apparently aranea was towing most of the load there???</text:p>
      <text:p text:style-name="P1172">then she peaced the hell out and got owned</text:p>
      <text:p text:style-name="P1173">aight</text:p>
      <text:soft-page-break/>
      <text:p text:style-name="P1174">_</text:p>
      <text:p text:style-name="P1175">99. VS5: =009748</text:p>
      <text:p text:style-name="P1176">nope</text:p>
      <text:p text:style-name="P1177">well fuck</text:p>
      <text:p text:style-name="P1178">_</text:p>
      <text:p text:style-name="P1179">100. VS6: =009749</text:p>
      <text:p text:style-name="P1180">true</text:p>
      <text:p text:style-name="P1181">so</text:p>
      <text:p text:style-name="P1182">do you even</text:p>
      <text:p text:style-name="P1183">know what that weapon does yet or...</text:p>
      <text:p text:style-name="P1184">yours</text:p>
      <text:p text:style-name="P1185">if you say so</text:p>
      <text:p text:style-name="P1186">i make fuckin m$ney bitch</text:p>
      <text:p text:style-name="P1187">i saw you roll them eyes serk</text:p>
      <text:p text:style-name="P1188">you aint a ghost you cant get away with that shit</text:p>
      <text:p text:style-name="P1189">??</text:p>
      <text:p text:style-name="P1190">_</text:p>
      <text:p text:style-name="P1191">101. VS7: =009756</text:p>
      <text:p text:style-name="P1192">its fucked up but true</text:p>
      <text:p text:style-name="P1193">_</text:p>
      <text:p text:style-name="P1194">102. VS8; TN3: =009765</text:p>
      <text:p text:style-name="P1195">hold up</text:p>
      <text:p text:style-name="P1196">somefin dont feel right aboat this</text:p>
      <text:p text:style-name="P1197">this army</text:p>
      <text:p text:style-name="P1198">who the flips in charge of this jam</text:p>
      <text:p text:style-name="P1199">please dont tell me its the dancin weenie poopboy</text:p>
      <text:p text:style-name="P1200">yea but an armys gotta follow orders</text:p>
      <text:soft-page-break/>
      <text:p text:style-name="P1201">otherwise it aint an army</text:p>
      <text:p text:style-name="P1202">its a bunch of assholes who all happen to be standing in roughly the same vicinity</text:p>
      <text:p text:style-name="P1203">i should rule the army</text:p>
      <text:p text:style-name="P1204">shell no glubberfucker</text:p>
      <text:p text:style-name="P1205">i should rule these sons a fishes</text:p>
      <text:p text:style-name="P1206">its in my blood</text:p>
      <text:p text:style-name="P1207">also</text:p>
      <text:p text:style-name="P1208">i fuckin wanna</text:p>
      <text:p text:style-name="P1209">and i probubbly wont take no for a clamswer</text:p>
      <text:p text:style-name="P1210">i sea how it is</text:p>
      <text:p text:style-name="P1211">hey you</text:p>
      <text:p text:style-name="P1212">swabby</text:p>
      <text:p text:style-name="P1213">i sea how it is</text:p>
      <text:p text:style-name="P1214">hey you</text:p>
      <text:p text:style-name="P1215">swabby</text:p>
      <text:p text:style-name="P1216">i hereby challenge you for the leadership of this army!!!!!!</text:p>
      <text:p text:style-name="P1217">get yer fuckin dukes up pupa pansy &gt;38D</text:p>
      <text:p text:style-name="P1218">yeah lets!</text:p>
      <text:p text:style-name="P1219">itll be fin</text:p>
      <text:p text:style-name="P1220">FUN YOU ASS</text:p>
      <text:p text:style-name="P1221">now hit me ya seaweed suckin sandal stuffer</text:p>
      <text:p text:style-name="P1222">aw man 38(</text:p>
      <text:p text:style-name="P1223">whys everyone alwaves gotta do shit the boring way</text:p>
      <text:p text:style-name="P1224">aight hows this</text:p>
      <text:p text:style-name="P1225">ill buy em off you</text:p>
      <text:p text:style-name="P1226">just name your price</text:p>
      <text:soft-page-break/>
      <text:p text:style-name="P1227">i got a LOT of gold you know</text:p>
      <text:p text:style-name="P1228">do i look fuckin poor to you???</text:p>
      <text:p text:style-name="P1229">tell me i look poor i GLUBBING DAR-E YOU</text:p>
      <text:p text:style-name="P1230">then tell me how much gold i need to unload to make this shit happen</text:p>
      <text:p text:style-name="P1231">W)(Y T)(-E S)(IT IS -EV-ERYBODY A FUCKIN -ECONOMIST ALL OF A S)(ITTING SUDD-EN</text:p>
      <text:p text:style-name="P1232">*grumble grumble*</text:p>
      <text:p text:style-name="P1233">pedantic motherfucks dont know gold = riches, P-ERIOD</text:p>
      <text:p text:style-name="P1234">alright alright</text:p>
      <text:p text:style-name="P1235">FIN-E</text:p>
      <text:p text:style-name="P1236">go ahead an B-E nice about it what do i care 38T</text:p>
      <text:p text:style-name="P1237">_</text:p>
      <text:p text:style-name="P1238">103. VS9; TN4: =009766</text:p>
      <text:p text:style-name="P1239">whoa man what the fuck?</text:p>
      <text:p text:style-name="P1240">no</text:p>
      <text:p text:style-name="P1241">no dont</text:p>
      <text:p text:style-name="P1242">stay</text:p>
      <text:p text:style-name="P1243">stay down there</text:p>
      <text:p text:style-name="P1244">exactly like that</text:p>
      <text:p text:style-name="P1245">i think</text:p>
      <text:p text:style-name="P1246">i think i LIK-E this</text:p>
      <text:p text:style-name="P1247">i think i R-E-ELY LIK-E T)(IS A W)(OL-E GLUBBING LOT</text:p>
      <text:p text:style-name="P1248">T)(IS F-E-ELS RIG)(T YO</text:p>
      <text:p text:style-name="P1249">_</text:p>
      <text:p text:style-name="P1250">104. TN5: =009768</text:p>
      <text:p text:style-name="P1251">yea good</text:p>
      <text:soft-page-break/>
      <text:p text:style-name="P1252">excellent work swabby in chief</text:p>
      <text:p text:style-name="P1253">i hereby promote yall from poopmaster to pooplord</text:p>
      <text:p text:style-name="P1254">you earned it</text:p>
      <text:p text:style-name="P1255">now turn that way</text:p>
      <text:p text:style-name="P1256">i wanna address my legion of loyal homies</text:p>
      <text:p text:style-name="P1257">_</text:p>
      <text:p text:style-name="P1258">105. =009769</text:p>
      <text:p text:style-name="P1259">listen up buoys and gulls</text:p>
      <text:p text:style-name="P1260">i aint much for inspirational sbeaches</text:p>
      <text:p text:style-name="P1261">but here goes one anemoneway so whatever and listen the fuck up</text:p>
      <text:p text:style-name="P1262">your friendly sandle packing pooplord just flipped the keys to this bitch over to me</text:p>
      <text:p text:style-name="P1263">so as all yalls former heiress and current empress i hereby officially decree</text:p>
      <text:p text:style-name="P1264">im the boss now</text:p>
      <text:p text:style-name="P1265">you gotta do what i say</text:p>
      <text:p text:style-name="P1266">follow my orders to the letter not just cause all our ghosts are at stake and existence itself depends on it</text:p>
      <text:p text:style-name="P1267">but because im tha bomb</text:p>
      <text:p text:style-name="P1268">and all the shit i say is cool and right</text:p>
      <text:p text:style-name="P1269">mosta you got some good fightin skill or some powers or some shit</text:p>
      <text:p text:style-name="P1270">god tier ghosts im lookin at you</text:p>
      <text:p text:style-name="P1271">i dunno what you can all do in them peejays but whatever it is you better fuckin bring it</text:p>
      <text:p text:style-name="P1272">the rest of you without powers or even like</text:p>
      <text:p text:style-name="P1273">modest combat ability?</text:p>
      <text:p text:style-name="P1274">just</text:p>
      <text:p text:style-name="P1275">iunno</text:p>
      <text:soft-page-break/>
      <text:p text:style-name="P1276">throw your damn torso at the guy</text:p>
      <text:p text:style-name="P1277">fa real every individual flailing and screaming body is gonna count for somefin in this god damn mess</text:p>
      <text:p text:style-name="P1278">sea we got a weapon</text:p>
      <text:p text:style-name="P1279">a nasty one some legend says</text:p>
      <text:p text:style-name="P1280">dont ask me to quote the legend cause i dont read up on no damn legends people just tell me this shit alright?</text:p>
      <text:p text:style-name="P1281">but the idea is you all set him up</text:p>
      <text:p text:style-name="P1282">then we knock him down</text:p>
      <text:p text:style-name="P1283">i trust that i dont gotta say who we up against here</text:p>
      <text:p text:style-name="P1284">you know the guy</text:p>
      <text:p text:style-name="P1285">the hulk ass pimp devil whos been shredding all our black space</text:p>
      <text:p text:style-name="P1286">poppin up our bubbles</text:p>
      <text:p text:style-name="P1287">murderin innocent space octopi</text:p>
      <text:p text:style-name="P1288">double killing our ghosts which to be fair there were way too many of in the first place but lets not dwell much on that dumb fact</text:p>
      <text:p text:style-name="P1289">its lord muscle guy</text:p>
      <text:p text:style-name="P1290">a huge like</text:p>
      <text:p text:style-name="P1291">professional wrestler with suspenders and the head of a skeleton</text:p>
      <text:p text:style-name="P1292">the fuckin time boss who wiped out troll kind one way or anotter</text:p>
      <text:p text:style-name="P1293">i think hes after his sis but shes on record as not mattering so who cares</text:p>
      <text:p text:style-name="P1294">he will never stop til he finds her</text:p>
      <text:p text:style-name="P1295">so we have to stop him</text:p>
      <text:p text:style-name="P1296">to save space and reality and an infinity trillion cosmic frogs or some absurd stuff long those lines</text:p>
      <text:p text:style-name="P1297">but we have to stop him most importantly because</text:p>
      <text:p text:style-name="P1298">its just a badass thing to do</text:p>
      <text:soft-page-break/>
      <text:p text:style-name="P1299">and i PROMIS-E you</text:p>
      <text:p text:style-name="P1300">as your supreme ruler for afterlife</text:p>
      <text:p text:style-name="P1301">that this will be a baller use of our time</text:p>
      <text:p text:style-name="P1302">and beats the shit out of being bored and doing nothing forever</text:p>
      <text:p text:style-name="P1303">so i ask of you</text:p>
      <text:p text:style-name="P1304">as humbly as i can while taking into consideration im the best one here by proximately 20K leagues or so</text:p>
      <text:p text:style-name="P1305">whos with me?</text:p>
      <text:p text:style-name="P1306">the answer is</text:p>
      <text:p text:style-name="P1307">all of you</text:p>
      <text:p text:style-name="P1308">you all are</text:p>
      <text:p text:style-name="P1309">because i command it</text:p>
      <text:p text:style-name="P1310">but it school i know you can do it</text:p>
      <text:p text:style-name="P1311">because i believe in every last one a you</text:p>
      <text:p text:style-name="P1312">and also</text:p>
      <text:p text:style-name="P1313">you have to</text:p>
      <text:p text:style-name="P1314">because if you dont</text:p>
      <text:p text:style-name="P1315">ill feed you to lord kingfish myshellf</text:p>
      <text:p text:style-name="P1316">_</text:p>
      <text:p text:style-name="P1317">106. KV10: =009889</text:p>
      <text:p text:style-name="P1318">ey! you there!</text:p>
      <text:p text:style-name="P1319">get back in the mob fore i fork ya!</text:p>
      <text:p text:style-name="P1320">you heard me!</text:p>
      <text:p text:style-name="P1321">dont make me come over there</text:p>
      <text:p text:style-name="P1322">cod damn it you gonna make me come over there arent ya</text:p>
      <text:p text:style-name="P1323">runnin a ghost armys like hearding catfish i swear to glub</text:p>
      <text:p text:style-name="P1324">_</text:p>
      <text:soft-page-break/>
      <text:p text:style-name="P1325">107. KV11: =009890</text:p>
      <text:p text:style-name="P1326">wait a minute</text:p>
      <text:p text:style-name="P1327">you arent some rando karkat ghost</text:p>
      <text:p text:style-name="P1328">youre alive</text:p>
      <text:p text:style-name="P1329">but dreamin or somefin</text:p>
      <text:p text:style-name="P1330">yeah you are</text:p>
      <text:p text:style-name="P1331">i can tell these things</text:p>
      <text:p text:style-name="P1332">whos alive who aint</text:p>
      <text:p text:style-name="P1333">youre a genuine article shouty mcnubs</text:p>
      <text:p text:style-name="P1334">hey!!!</text:p>
      <text:p text:style-name="P1335">no you fool im a good guy</text:p>
      <text:p text:style-name="P1336">im leadin this whole ghost army and everything</text:p>
      <text:p text:style-name="P1337">we gonna kill lord english</text:p>
      <text:p text:style-name="P1338">yeam man</text:p>
      <text:p text:style-name="P1339">hey we TALK-ED aboat this</text:p>
      <text:p text:style-name="P1340">dont you remember</text:p>
      <text:p text:style-name="P1341">yeah i told you this whole plan once</text:p>
      <text:p text:style-name="P1342">that i was gonna raise an army and kill a big dude</text:p>
      <text:p text:style-name="P1343">i got kinda side tracked from that whole thing for a while</text:p>
      <text:p text:style-name="P1344">girl trubs, smh</text:p>
      <text:p text:style-name="P1345">im sure you know how it is</text:p>
      <text:p text:style-name="P1346">anyway i finally did it</text:p>
      <text:p text:style-name="P1347">i raised the army with a lil help from some fronds and now here it is</text:p>
      <text:p text:style-name="P1348">and if i recall i told you all this and you said you wanted to run away and join my army</text:p>
      <text:p text:style-name="P1349">but you never did &gt;38(</text:p>
      <text:soft-page-break/>
      <text:p text:style-name="P1350">fuck no it wasnt him</text:p>
      <text:p text:style-name="P1351">im sure it was you!</text:p>
      <text:p text:style-name="P1352">or maybe some version of you i dunno</text:p>
      <text:p text:style-name="P1353">anyway it dont matter and youre here now</text:p>
      <text:p text:style-name="P1354">so whattaya say you wanna join the fight 38D</text:p>
      <text:p text:style-name="P1355">no idea dude</text:p>
      <text:p text:style-name="P1356">but as long as youre here and like a quasi impervious dream ghost form</text:p>
      <text:p text:style-name="P1357">you could lend a flipper to yours truly</text:p>
      <text:p text:style-name="P1358">this is where the most important action is anyway</text:p>
      <text:p text:style-name="P1359">its the one for all the roundcircles</text:p>
      <text:p text:style-name="P1360">gonna take down english for good</text:p>
      <text:p text:style-name="P1361">even tho hes supposedly "invincible"</text:p>
      <text:p text:style-name="P1362">got a good feelin about this one though</text:p>
      <text:p text:style-name="P1363">feel like we gonna make it STICK this time</text:p>
      <text:p text:style-name="P1364">_</text:p>
      <text:p text:style-name="P1365">108. KV12: =009893</text:p>
      <text:p text:style-name="P1366">yea</text:p>
      <text:p text:style-name="P1367">uh sure whatever</text:p>
      <text:p text:style-name="P1368">kay nice</text:p>
      <text:p text:style-name="P1369">then get in line shouty</text:p>
      <text:p text:style-name="P1370">what do you mean what</text:p>
      <text:p text:style-name="P1371">yeah</text:p>
      <text:p text:style-name="P1372">thats the idea</text:p>
      <text:p text:style-name="P1373">thats what “joining an army is” bro</text:p>
      <text:p text:style-name="P1374">what do you porpoise</text:p>
      <text:p text:style-name="P1375">what do you propose</text:p>
      <text:soft-page-break/>
      <text:p text:style-name="P1376">yeah sure</text:p>
      <text:p text:style-name="P1377">_</text:p>
      <text:p text:style-name="P1378">109. KV13: =009894</text:p>
      <text:p text:style-name="P1379">you a dream ghost you can have whatever you want i think</text:p>
      <text:p text:style-name="P1380">nows not the time to be askin junk like that brah</text:p>
      <text:p text:style-name="P1381">we about to ride this bitch in for a landing who gives a flip where your ghost sickles come from</text:p>
      <text:p text:style-name="P1382">what the fuck</text:p>
      <text:p text:style-name="P1383">speech?</text:p>
      <text:p text:style-name="P1384">fuck no</text:p>
      <text:p text:style-name="P1385">nows not the time to be askin junk like that brah</text:p>
      <text:p text:style-name="P1386">we about to ride this bitch in for a landing who gives a flip where your ghost sickles come from</text:p>
      <text:p text:style-name="P1387">i guess</text:p>
      <text:p text:style-name="P1388">as long as you do it quietly over here</text:p>
      <text:p text:style-name="P1389">then walk further away</text:p>
      <text:p text:style-name="P1390">see like im doin</text:p>
      <text:p text:style-name="P1391">but in the opposite direction a this</text:p>
      <text:p text:style-name="P1392">later shouty i got an army to run</text:p>
      <text:p text:style-name="P1393">get back here when you done murmurin about whatever motivational noise you thinks gonna get you and you alone pumped</text:p>
      <text:p text:style-name="P1394">sea ya nubs</text:p>
      <text:p text:style-name="P1395">_</text:p>
      <text:p text:style-name="P1396"><text:span text:style-name="T1397">110.</text:span></text:p>
      <text:p text:style-name="P1398">AM1 - ...</text:p>
      <text:p text:style-name="P1399">M-EGIDO???</text:p>
      <text:p text:style-name="P1400">which one then</text:p>
      <text:p text:style-name="P1401">you look like megido</text:p>
      <text:soft-page-break/>
      <text:p text:style-name="P1402">but you sure dont sound like any megido i know</text:p>
      <text:p text:style-name="P1403">why would you be lookin forward to this shit</text:p>
      <text:p text:style-name="P1404">whats it to you</text:p>
      <text:p text:style-name="P1405">yeah</text:p>
      <text:p text:style-name="P1406">guess ill get goin then</text:p>
      <text:p text:style-name="P1407">AM2 - i uh</text:p>
      <text:p text:style-name="P1408">went the wrong way</text:p>
      <text:p text:style-name="P1409">thanks</text:p>
      <text:p text:style-name="P1410">weirdo</text:p>
      <text:p text:style-name="P1411">_</text:p>
      <text:p text:style-name="P1412">AH1 - yo orange guy</text:p>
      <text:p text:style-name="P1413">or uh</text:p>
      <text:p text:style-name="P1414">yellow guy</text:p>
      <text:p text:style-name="P1415">whats your deal</text:p>
      <text:p text:style-name="P1416">are you uh</text:p>
      <text:p text:style-name="P1417">crying?</text:p>
      <text:p text:style-name="P1418">AH2 - oh my cod</text:p>
      <text:p text:style-name="P1419">why...</text:p>
      <text:p text:style-name="P1420">WHY did i have to bring this idiot that horse hitcher</text:p>
      <text:p text:style-name="P1421">_</text:p>
      <text:p text:style-name="P1422">ArSe18 - well im here now arent i</text:p>
      <text:p text:style-name="P1423">yeah!!! so you saw it too huh</text:p>
      <text:p text:style-name="P1424">that was the guy right</text:p>
      <text:p text:style-name="P1425">lord somefin</text:p>
      <text:p text:style-name="P1426">clamiborn? whatd you say his shit was again</text:p>
      <text:p text:style-name="P1427">whats it matter</text:p>
      <text:p text:style-name="P1428">hes already here aint he</text:p>
      <text:soft-page-break/>
      <text:p text:style-name="P1429">innocent ghosts</text:p>
      <text:p text:style-name="P1430">killin ghosts as a thing that can happen is seriously the dumbest shit i ever heard</text:p>
      <text:p text:style-name="P1431">yeah</text:p>
      <text:p text:style-name="P1432">last thing i need is anemonemore of your lobstervations</text:p>
      <text:p text:style-name="P1433">anyway that explosion kicked ass</text:p>
      <text:p text:style-name="P1434">splosions rule the school!!! 38D</text:p>
      <text:p text:style-name="P1435">yeah i got that</text:p>
      <text:p text:style-name="P1436">i figured id have to be the heroe and bail you suckas out again</text:p>
      <text:p text:style-name="P1437">to get all us ghosts here to team up and kill that asshole</text:p>
      <text:p text:style-name="P1438">yeah right</text:p>
      <text:p text:style-name="P1439">like you have a better idea</text:p>
      <text:p text:style-name="P1440">ArSe19 - so where is everymoby i wanna talk to them bout somefin</text:p>
      <text:p text:style-name="P1441">gotta get the gang back together</text:p>
      <text:p text:style-name="P1442">take down the douche of time</text:p>
      <text:p text:style-name="P1443">you say hes invincible but i think thats exactly the kind of loser bs that made us lose like a bunch of fuckin losers in the first losin place</text:p>
      <text:p text:style-name="P1444">we can do it if we all like</text:p>
      <text:p text:style-name="P1445">work together and shit</text:p>
      <text:p text:style-name="P1446">if we build an army</text:p>
      <text:p text:style-name="P1447">a G)(OST ARMY 38D</text:p>
      <text:p text:style-name="P1448">think a how glubbin sick that would be</text:p>
      <text:p text:style-name="P1449">then whats your awesome idea</text:p>
      <text:p text:style-name="P1450">oh reely</text:p>
      <text:p text:style-name="P1451">whats the weaprawn</text:p>
      <text:p text:style-name="P1452">cherub</text:p>
      <text:p text:style-name="P1453">what</text:p>
      <text:soft-page-break/>
      <text:p text:style-name="P1454">ok i didnt really follow any of that junk so uh</text:p>
      <text:p text:style-name="P1455">you go right ahead and find your cherub girl</text:p>
      <text:p text:style-name="P1456">ima be right here building my ghost army B--E-EYOTC)(</text:p>
      <text:p text:style-name="P1457">please</text:p>
      <text:p text:style-name="P1458">ok i admit that mosta them were chumpy as globes when we was tryin to win our game</text:p>
      <text:p text:style-name="P1459">but this time when im through with em they will be the loyal murderous mob of cherubfucking fury our people were always supposed to be</text:p>
      <text:p text:style-name="P1460">and if you dont think i can do that then N-E-ED I R-EMIND YOU who i grew up to be in some another dimension or whatever</text:p>
      <text:p text:style-name="P1461">aw youre tha best serket cmere 38*</text:p>
      <text:p text:style-name="P1462">ArSe20 - man what gives</text:p>
      <text:p text:style-name="P1463">does my breath stink or</text:p>
      <text:p text:style-name="P1464">oh shit more of the old gang is that way</text:p>
      <text:p text:style-name="P1465">guess i better go talk to them too</text:p>
      <text:p text:style-name="P1466">probably have to bail shouty out YET AGAIN</text:p>
      <text:p text:style-name="P1467">damn kid makes you work</text:p>
      <text:p text:style-name="P1468">shut up</text:p>
      <text:p text:style-name="P1469">ArSe21 - you what is this shit</text:p>
      <text:p text:style-name="P1470">you sellin somefin here</text:p>
      <text:p text:style-name="P1471">if so i should warn you im a little low on funds these days</text:p>
      <text:p text:style-name="P1472">ahahaha you must be out of your seasponge if you think ima part with anyfin of value for a shitty speech</text:p>
      <text:p text:style-name="P1473">oh</text:p>
      <text:p text:style-name="P1474">hang on!</text:p>
      <text:p text:style-name="P1475">no cant decide if its worth listening to you even if you pay me</text:p>
      <text:p text:style-name="P1476">yeah youre right</text:p>
      <text:p text:style-name="P1477">lay it on me</text:p>
      <text:soft-page-break/>
      <text:p text:style-name="P1478">ArSe22 - wow that sure was a bunch of stuff i already knew</text:p>
      <text:p text:style-name="P1479">pleasure doin business with you</text:p>
      <text:p text:style-name="P1480">ArSe23 - serket yo this exposition is some straight up redonkulous junk even by your standards</text:p>
      <text:p text:style-name="P1481">you know me i am all about the boonjamins</text:p>
      <text:p text:style-name="P1482">urrrhn fin</text:p>
      <text:p text:style-name="P1483">wuuut</text:p>
      <text:p text:style-name="P1484">serket are you whistlin through my blowhole with this idiotic shit</text:p>
      <text:p text:style-name="P1485">yeah yeah what do we have to do to seal this deal here</text:p>
      <text:p text:style-name="P1486">just tell me the bare minimum a what i need to hear to snag ma boonies and run</text:p>
      <text:p text:style-name="P1487">fuckin score</text:p>
      <text:p text:style-name="P1488">ArSe24 - zzzzzz</text:p>
      <text:p text:style-name="P1489">your just tellin me shit i know serk she was sorta my friend too remember</text:p>
      <text:p text:style-name="P1490">cant you spice this jam up</text:p>
      <text:p text:style-name="P1491">didnt she like sleep with erybody</text:p>
      <text:p text:style-name="P1492">gimme all the dirt on that</text:p>
      <text:p text:style-name="P1493">ahahaha why you blushin girl</text:p>
      <text:p text:style-name="P1494">omigawd you and she...???????</text:p>
      <text:p text:style-name="P1495">ho man why didnt you ever tell me i thought we was fronds</text:p>
      <text:p text:style-name="P1496">aaaand????</text:p>
      <text:p text:style-name="P1497">make it a cool hunnid and you got a deal</text:p>
      <text:p text:style-name="P1498">her imperious condescension thanks you for your generous contribution to the new empire</text:p>
      <text:p text:style-name="P1499">_</text:p>
      <text:p text:style-name="P1500">RL10 - hey!!!</text:p>
      <text:p text:style-name="P1501">its uh</text:p>
      <text:soft-page-break/>
      <text:p text:style-name="P1502">YOU</text:p>
      <text:p text:style-name="P1503">human right</text:p>
      <text:p text:style-name="P1504">who cares listen human girl wanna ask ya somefin</text:p>
      <text:p text:style-name="P1505">wut</text:p>
      <text:p text:style-name="P1506">hey eff you</text:p>
      <text:p text:style-name="P1507">what are years</text:p>
      <text:p text:style-name="P1508">uh</text:p>
      <text:p text:style-name="P1509">...</text:p>
      <text:p text:style-name="P1510">man</text:p>
      <text:p text:style-name="P1511">youre like an alien windfang</text:p>
      <text:p text:style-name="P1512">all wordy and nosy and nice to me for no fishcernible reason</text:p>
      <text:p text:style-name="P1513">you even have the same cod tier jammies on</text:p>
      <text:p text:style-name="P1514">just another bright orange blubbermouth</text:p>
      <text:p text:style-name="P1515">lets just forget i said anyfin kay</text:p>
      <text:p text:style-name="P1516">RL11 - sooooo</text:p>
      <text:p text:style-name="P1517">extra talky human</text:p>
      <text:p text:style-name="P1518">its me again</text:p>
      <text:p text:style-name="P1519">got a porpoisition for ya</text:p>
      <text:p text:style-name="P1520">you know that bad guy</text:p>
      <text:p text:style-name="P1521">just wrecked the sky and killed some dead mofos</text:p>
      <text:p text:style-name="P1522">wanna team up with me and kill him or...</text:p>
      <text:p text:style-name="P1523">yay!!!! 38D</text:p>
      <text:p text:style-name="P1524">gfd</text:p>
      <text:p text:style-name="P1525">oh my glub you really are serketting the fuck outta this</text:p>
      <text:p text:style-name="P1526">come on stop overplanning lets all just fly away together and wreck his shit</text:p>
      <text:p text:style-name="P1527">there are like billions a ghosts out here right we got numbers on<text:s/><text:soft-page-break/>our side</text:p>
      <text:p text:style-name="P1528">wut</text:p>
      <text:p text:style-name="P1529">ugh</text:p>
      <text:p text:style-name="P1530">LIG)(T PLAY-ERS</text:p>
      <text:p text:style-name="P1531">later rosefang</text:p>
      <text:p text:style-name="P1532">_</text:p>
      <text:p text:style-name="P1533">KM10 - oh hey the maryam looking girl</text:p>
      <text:p text:style-name="P1534">what is the deal with you</text:p>
      <text:p text:style-name="P1535">why</text:p>
      <text:p text:style-name="P1536">dunno</text:p>
      <text:p text:style-name="P1537">seams to me two maryams is overdoin it a bit</text:p>
      <text:p text:style-name="P1538">one was more than enough</text:p>
      <text:p text:style-name="P1539">you arent much like the one we had</text:p>
      <text:p text:style-name="P1540">kind of a tough act to follow to be fair though</text:p>
      <text:p text:style-name="P1541">looks like you got the rainbow drinker thing going on too</text:p>
      <text:p text:style-name="P1542">so</text:p>
      <text:p text:style-name="P1543">you go around lookin like that all the time or</text:p>
      <text:p text:style-name="P1544">heh</text:p>
      <text:p text:style-name="P1545">im no drinker buff but yeah our maryam figured out how to control it</text:p>
      <text:p text:style-name="P1546">she probably had more time to figure it out than you</text:p>
      <text:p text:style-name="P1547">not my buzzbug wax but maybe you should axe her</text:p>
      <text:p text:style-name="P1548">why not</text:p>
      <text:p text:style-name="P1549">aw come on shes cool</text:p>
      <text:p text:style-name="P1550">oh yeah who was that</text:p>
      <text:p text:style-name="P1551">huh</text:p>
      <text:p text:style-name="P1552">you mean</text:p>
      <text:soft-page-break/>
      <text:p text:style-name="P1553">her over there</text:p>
      <text:p text:style-name="P1554">talky girl in the orange nighty jams</text:p>
      <text:p text:style-name="P1555">i seaaa</text:p>
      <text:p text:style-name="P1556">saw you two hangin together last time</text:p>
      <text:p text:style-name="P1557">she your g frond</text:p>
      <text:p text:style-name="P1558">the red sort i mean</text:p>
      <text:p text:style-name="P1559">thats adorbs yo</text:p>
      <text:p text:style-name="P1560">KM11 - hey maryam lookalike lets go kick the fuck outa skullzilla</text:p>
      <text:p text:style-name="P1561">no u silly drinker shes just fucking with you</text:p>
      <text:p text:style-name="P1562">aight well guess im going to drink skull guys blood all by my shellf then</text:p>
      <text:p text:style-name="P1563">haha yeah</text:p>
      <text:p text:style-name="P1564">well later</text:p>
      <text:p text:style-name="P1565">_</text:p>
      <text:p text:style-name="P1566">DS10 - hey cape guy</text:p>
      <text:p text:style-name="P1567">youre uh</text:p>
      <text:p text:style-name="P1568">human whats his cape</text:p>
      <text:p text:style-name="P1569">so davecape</text:p>
      <text:p text:style-name="P1570">wheres your bro</text:p>
      <text:p text:style-name="P1571">no no</text:p>
      <text:p text:style-name="P1572">not that guy</text:p>
      <text:p text:style-name="P1573">actually i gave him a sweet high five a little while ago but thats not who i mean</text:p>
      <text:p text:style-name="P1574">who cares im talking about your other bro</text:p>
      <text:p text:style-name="P1575">the cool shouty kid who got po'd and went to clamscray the f out</text:p>
      <text:p text:style-name="P1576">what</text:p>
      <text:p text:style-name="P1577">shouty shouldnt be hanging out with that glubbin dork</text:p>
      <text:soft-page-break/>
      <text:p text:style-name="P1578">...</text:p>
      <text:p text:style-name="P1579">naw</text:p>
      <text:p text:style-name="P1580">my ancestor was fuckin lame</text:p>
      <text:p text:style-name="P1581">otoh in another tunaverse i grew up to be an ice cold murderbitch in charge of everybody which makes perfect sense</text:p>
      <text:p text:style-name="P1582">so the only one i got to measure up to is me and it turns out i measure up awesomely</text:p>
      <text:p text:style-name="P1583">i think</text:p>
      <text:p text:style-name="P1584">that</text:p>
      <text:p text:style-name="P1585">maybe i was just owned?</text:p>
      <text:p text:style-name="P1586">DS11 - then you must want to kill the guy even worse than me</text:p>
      <text:p text:style-name="P1587">why dont you join me we can fly away and fuck him up together 38)</text:p>
      <text:p text:style-name="P1588">e what</text:p>
      <text:p text:style-name="P1589">the fuuuck</text:p>
      <text:p text:style-name="P1590">i know youre down in the dumps kid but that sounds like a stupid waste of time</text:p>
      <text:p text:style-name="P1591">now come on lets go whale on a cherub</text:p>
      <text:p text:style-name="P1592">wow</text:p>
      <text:p text:style-name="P1593">sooooo cooooooool</text:p>
      <text:p text:style-name="P1594">NOT</text:p>
      <text:p text:style-name="P1595">DS12 - yeah why not</text:p>
      <text:p text:style-name="P1596">shut up dawg just lemme walk around as you and stuff</text:p>
      <text:p text:style-name="P1597">why</text:p>
      <text:p text:style-name="P1598">yea</text:p>
      <text:p text:style-name="P1599">aw man</text:p>
      <text:p text:style-name="P1600">what area</text:p>
      <text:p text:style-name="P1601">FIN-E</text:p>
      <text:p text:style-name="P1602">_</text:p>
      <text:soft-page-break/>
      <text:p text:style-name="P1603">LP1 - you know it</text:p>
      <text:p text:style-name="P1604">i am so fuckin ghostly now</text:p>
      <text:p text:style-name="P1605">wha</text:p>
      <text:p text:style-name="P1606">preach1n to the group of coral s1ngers pyrope</text:p>
      <text:p text:style-name="P1607">hey fuck you!</text:p>
      <text:p text:style-name="P1608">cant B-ELI-EV-E yall go shitting on my fish puns right outta the blowhole like that</text:p>
      <text:p text:style-name="P1609">as if your numbers bs and jacking zees on the end a words is any more rad than my baller wordplay</text:p>
      <text:p text:style-name="P1610">i mean your skating and stunts are objectively rad ill give you that</text:p>
      <text:p text:style-name="P1611">but you need to get off your high seahorse because practically NOFIN else about you is especially radder than average</text:p>
      <text:p text:style-name="P1612">uh sure</text:p>
      <text:p text:style-name="P1613">still wearing out the highfives i sea even after like what</text:p>
      <text:p text:style-name="P1614">eternity?</text:p>
      <text:p text:style-name="P1615">k one more pyrope but thats it</text:p>
      <text:p text:style-name="P1616">i dig a good highfive as much as the next badgirl but my cod</text:p>
      <text:p text:style-name="P1617">got this fresh pimp ghost bod looking fine as fuck i dont need to callous up my palms already</text:p>
      <text:p text:style-name="P1618">havent you heard an empress needs hands so soft you can use em to polish gold with???</text:p>
      <text:p text:style-name="P1619">LP2 - question</text:p>
      <text:p text:style-name="P1620">seeing as what a hot shit gamer gurl you have a reputation for and all</text:p>
      <text:p text:style-name="P1621">i figured you would be a lock to join my party</text:p>
      <text:p text:style-name="P1622">to go fuck up clamilord or whoever</text:p>
      <text:p text:style-name="P1623">skull guy</text:p>
      <text:p text:style-name="P1624">kills ghosts</text:p>
      <text:soft-page-break/>
      <text:p text:style-name="P1625">dont you keep up with current events</text:p>
      <text:p text:style-name="P1626">the shit in the sky</text:p>
      <text:p text:style-name="P1627">it cracked</text:p>
      <text:p text:style-name="P1628">a monster did that</text:p>
      <text:p text:style-name="P1629">DO YOU WANT TO GO )(-ELP M-E KILL T)(-E BAD GUY???????</text:p>
      <text:p text:style-name="P1630">so</text:p>
      <text:p text:style-name="P1631">no pretty sure dont give much a shit about a trick you do on your four wheel device</text:p>
      <text:p text:style-name="P1632">tho i will say</text:p>
      <text:p text:style-name="P1633">"scads" is actually a fish pun you made probly on accident</text:p>
      <text:p text:style-name="P1634">which kind of makes me want to give you a hug so it balances out your dumb shit answer</text:p>
      <text:p text:style-name="P1635">oh shit you and captor</text:p>
      <text:p text:style-name="P1636">thats still a thing after all this pseudotime or</text:p>
      <text:p text:style-name="P1637">still red??????</text:p>
      <text:p text:style-name="P1638">mother glubber</text:p>
      <text:p text:style-name="P1639">seriously didnt think T)(ATD last</text:p>
      <text:p text:style-name="P1640">fuckin afterlife</text:p>
      <text:p text:style-name="P1641">i know im new here but</text:p>
      <text:p text:style-name="P1642">almost seems like</text:p>
      <text:p text:style-name="P1643">you die and nothing means anyfin and then you date forever</text:p>
      <text:p text:style-name="P1644">sort of makes me want to puke</text:p>
      <text:p text:style-name="P1645">couldnt see that wink behind your radspex fyi</text:p>
      <text:p text:style-name="P1646">if you change your mind</text:p>
      <text:p text:style-name="P1647">just lemminnow</text:p>
      <text:p text:style-name="P1648">LP3 - latula shut up and just tell me what horseshit thing you want me to do</text:p>
      <text:p text:style-name="P1649">you can NOT be serious</text:p>
      <text:soft-page-break/>
      <text:p text:style-name="P1650">kay tules im outtie</text:p>
      <text:p text:style-name="P1651">kickflip chops</text:p>
      <text:p text:style-name="P1652">just gimme the board pyrope</text:p>
      <text:p text:style-name="P1653">LP4 - shit tules</text:p>
      <text:p text:style-name="P1654">i forgot how many rad nicknames you like to cycle through</text:p>
      <text:p text:style-name="P1655">you know i always thought paycheck was kind of dope why dont you just stick with that</text:p>
      <text:p text:style-name="P1656">no lets not OWWWWWW</text:p>
      <text:p text:style-name="P1657">nnn... no? i meant</text:p>
      <text:p text:style-name="P1658">wwwwWOWWWWWW</text:p>
      <text:p text:style-name="P1659">like "WOWWWWW that was a radical hand slappin"</text:p>
      <text:p text:style-name="P1660">thats cool but</text:p>
      <text:p text:style-name="P1661">arent you overstatin our prior relationship as somefin above neutral just a TAD</text:p>
      <text:p text:style-name="P1662">mehhh</text:p>
      <text:p text:style-name="P1663">did you</text:p>
      <text:p text:style-name="P1664">that</text:p>
      <text:p text:style-name="P1665">is the stupidest glubbin thing to require any sorta rationalization i ever heard</text:p>
      <text:p text:style-name="P1666">_</text:p>
      <text:p text:style-name="P1667">PM1 - sup maryam</text:p>
      <text:p text:style-name="P1668">howd you even hear that already</text:p>
      <text:p text:style-name="P1669">yeah</text:p>
      <text:p text:style-name="P1670">all the more reason to get out of here and fight bad guys and stuff</text:p>
      <text:p text:style-name="P1671">yeaaah</text:p>
      <text:p text:style-name="P1672">nomoby deserves havin to meet a dead teen alt universe ancestor like that</text:p>
      <text:p text:style-name="P1673">what is with that ugly thing anyway</text:p>
      <text:soft-page-break/>
      <text:p text:style-name="P1674">haha no</text:p>
      <text:p text:style-name="P1675">wait nickname</text:p>
      <text:p text:style-name="P1676">if theres some new dig on vantas i need to know about it pronto</text:p>
      <text:p text:style-name="P1677">fuck yes highfive</text:p>
      <text:p text:style-name="P1678">wait forget it my hands still sore from latula</text:p>
      <text:p text:style-name="P1679">bitch slaps )(ARD</text:p>
      <text:p text:style-name="P1680">you do</text:p>
      <text:p text:style-name="P1681">wait that is soundin fishily like innuendo</text:p>
      <text:p text:style-name="P1682">you and her ever uh</text:p>
      <text:p text:style-name="P1683">whoa youre right</text:p>
      <text:p text:style-name="P1684">almost forgot to not be glubbin a fuck</text:p>
      <text:p text:style-name="P1685">i apologize for prying into your romlife that was so shrimpudent of me</text:p>
      <text:p text:style-name="P1686">oh come praaaaawn 38[</text:p>
      <text:p text:style-name="P1687">... maybe</text:p>
      <text:p text:style-name="P1688">i guess</text:p>
      <text:p text:style-name="P1689">lol yeah</text:p>
      <text:p text:style-name="P1690">but i think the thing is the skull lord might actually be able to kill god tiers?</text:p>
      <text:p text:style-name="P1691">like bypass the whole judgment hullabeluga that makes em resurrect</text:p>
      <text:p text:style-name="P1692">you know with the fancy clock and all</text:p>
      <text:p text:style-name="P1693">oof</text:p>
      <text:p text:style-name="P1694">yeah maybe later</text:p>
      <text:p text:style-name="P1695">um</text:p>
      <text:p text:style-name="P1696">yeah but she has her own plan</text:p>
      <text:p text:style-name="P1697">girl is going on a cherub jam or some bitch ass noise</text:p>
      <text:p text:style-name="P1698">...</text:p>
      <text:soft-page-break/>
      <text:p text:style-name="P1699">you dont understand</text:p>
      <text:p text:style-name="P1700">its just that fucking thief of life getup</text:p>
      <text:p text:style-name="P1701">i couldnt just parade around in that hideous thing</text:p>
      <text:p text:style-name="P1702">yeah i know youd rock the glowin duties</text:p>
      <text:p text:style-name="P1703">guess youre right i should sea what other god tiers want to join</text:p>
      <text:p text:style-name="P1704">the prob is that i dont think becoming god tier stops you from being lame and terrible</text:p>
      <text:p text:style-name="P1705">and we got a lot of people like that on our team</text:p>
      <text:p text:style-name="P1706">guess ill keep axin around</text:p>
      <text:p text:style-name="P1707">gonna bounce seaya meryam</text:p>
      <text:p text:style-name="P1708">PM3 - huh</text:p>
      <text:p text:style-name="P1709">water you talking about</text:p>
      <text:p text:style-name="P1710">W)(AT!!!!!</text:p>
      <text:p text:style-name="P1711">yo that is so messed up!</text:p>
      <text:p text:style-name="P1712">NO FUCK T)(AT</text:p>
      <text:p text:style-name="P1713">I AM GOING TO SLAUG)(T-ER T)(AT UGLY MUSCL-E MONST-ER</text:p>
      <text:p text:style-name="P1714">I WILL ST-EAL )(IS S)(ITTY COAT AND W-EAR IT ON MY T)(RON-E</text:p>
      <text:p text:style-name="P1715">I WILL RIP OFF )(IS SKULL AND GILD IT AND T)(-EN I WILL W-EAR IT AS MY CROWN W)(IL-E )(IS BL-E-EDING GR-E-EN TORSO BOWS B-EFOR-E M-E</text:p>
      <text:p text:style-name="P1716">_</text:p>
      <text:p text:style-name="P1717">KnVa1 - oh</text:p>
      <text:p text:style-name="P1718">yeah i didnt wanna bother you and shoutier over there</text:p>
      <text:p text:style-name="P1719">uh</text:p>
      <text:p text:style-name="P1720">whatever you say</text:p>
      <text:p text:style-name="P1721">hey vantas</text:p>
      <text:p text:style-name="P1722">i really want to hear more of your garbage and lisfin to it all with hella baited breath</text:p>
      <text:soft-page-break/>
      <text:p text:style-name="P1723">like i really really missed that you have no idea</text:p>
      <text:p text:style-name="P1724">but i have to go do</text:p>
      <text:p text:style-name="P1725">a thing</text:p>
      <text:p text:style-name="P1726">reel quick</text:p>
      <text:p text:style-name="P1727">can you wait</text:p>
      <text:p text:style-name="P1728">like right H-ER-E</text:p>
      <text:p text:style-name="P1729">exactly this spot</text:p>
      <text:p text:style-name="P1730">for a few minutes</text:p>
      <text:p text:style-name="P1731">brb dog</text:p>
      <text:p text:style-name="P1732">_</text:p>
      <text:p text:style-name="P1733">KV3 - (psst!)</text:p>
      <text:p text:style-name="P1734">(hey vantas)</text:p>
      <text:p text:style-name="P1735">(nows yer chance)</text:p>
      <text:p text:style-name="P1736">(lets blow this nautical stand)</text:p>
      <text:p text:style-name="P1737">(shouty you cant let that boring nerd tell you how to roll)</text:p>
      <text:p text:style-name="P1738">(you wanna stand here lisfinin to his shellf important abaloney all day???)</text:p>
      <text:p text:style-name="P1739">(then COM-E ON!)</text:p>
      <text:p text:style-name="P1740">KV4 - vantas gimme your password</text:p>
      <text:p text:style-name="P1741">this is your door aint it</text:p>
      <text:p text:style-name="P1742">the symbol on the doors the same as on your fuckin shirt</text:p>
      <text:p text:style-name="P1743">come on it aint blastoff device science</text:p>
      <text:p text:style-name="P1744">you dont need to whisper anymore aint no one around</text:p>
      <text:p text:style-name="P1745">now whats the password</text:p>
      <text:p text:style-name="P1746">no just tell me shouty!!!</text:p>
      <text:p text:style-name="P1747">dude you want kankri to find you and talk yer nubs off again</text:p>
      <text:p text:style-name="P1748">wuh</text:p>
      <text:soft-page-break/>
      <text:p text:style-name="P1749">bro you gotta speak up</text:p>
      <text:p text:style-name="P1750">T)(ATS your p word</text:p>
      <text:p text:style-name="P1751">what in glubs name does that mean</text:p>
      <text:p text:style-name="P1752">fuck yeah! this way shouty</text:p>
      <text:p text:style-name="P1753">you will not regret hitchin your wagon to my starfish</text:p>
      <text:p text:style-name="P1754">KV5 - so shouty</text:p>
      <text:p text:style-name="P1755">or... kankrat was it?</text:p>
      <text:p text:style-name="P1756">been meaning to axe you... HEY!</text:p>
      <text:p text:style-name="P1757">whered he go?</text:p>
      <text:p text:style-name="P1758">its so hard makin friends</text:p>
      <text:p text:style-name="P1759">_</text:p>
      <text:p text:style-name="P1760">CA1 - ...</text:p>
      <text:p text:style-name="P1761">wha</text:p>
      <text:p text:style-name="P1762">what uh</text:p>
      <text:p text:style-name="P1763">was your killer pickup line goin to be</text:p>
      <text:p text:style-name="P1764">or should i ask</text:p>
      <text:p text:style-name="P1765">guess not</text:p>
      <text:p text:style-name="P1766">sounds like youre still the bard of tries too hard</text:p>
      <text:p text:style-name="P1767">so i take it even after a billion sweeps here with a boat load of eligible spook shorties to mack on</text:p>
      <text:p text:style-name="P1768">you still never got any action</text:p>
      <text:p text:style-name="P1769">CA2 - gonna make this quick</text:p>
      <text:p text:style-name="P1770">and this aint like a diving board for you to launch off about your feelins and romprobs</text:p>
      <text:p text:style-name="P1771">just gimme a straight answer</text:p>
      <text:p text:style-name="P1772">im gettin a posse together to kill an invincible monster you want in y/n</text:p>
      <text:p text:style-name="P1773">ugh here we go</text:p>
      <text:p text:style-name="P1774">what space</text:p>
      <text:p text:style-name="P1775">nope</text:p>
      <text:p text:style-name="P1776">nope nope nope nopenopenope</text:p>
      <text:p text:style-name="P1777">stop saying whatever that was do not care</text:p>
      <text:p text:style-name="P1778">no</text:p>
      <text:p text:style-name="P1779">not clickin that</text:p>
      <text:p text:style-name="P1780">nah</text:p>
      <text:p text:style-name="P1781">ew</text:p>
      <text:p text:style-name="P1782">so that was a no to my invite then</text:p>
      <text:p text:style-name="P1783">which got rescinded halfway thru this convo anyways</text:p>
      <text:p text:style-name="P1784">time to jet before you sketch me out some more crotimes</text:p>
      <text:p text:style-name="P1785">CA3 - nofin bye</text:p>
      <text:p text:style-name="P1786">CA4 - A)(-EM</text:p>
      <text:soft-page-break/>
      <text:p text:style-name="P1787">CA5; KnVa3 - yo that was some scuzzy repartee there even for you crodog</text:p>
      <text:p text:style-name="P1788">what the fuck else i done to you??</text:p>
      <text:p text:style-name="P1789">ugh</text:p>
      <text:p text:style-name="P1790">i cannot</text:p>
      <text:p text:style-name="P1791">B-ELI-EVE-E</text:p>
      <text:p text:style-name="P1792">you are doing my fish pun thing while youre still tryin to hit on me</text:p>
      <text:p text:style-name="P1793">dont ever say a fish thing again or ill gut you</text:p>
      <text:p text:style-name="P1794">what</text:p>
      <text:p text:style-name="P1795">youre such a glubbin liar</text:p>
      <text:p text:style-name="P1796">hey that wasnt me</text:p>
      <text:p text:style-name="P1797">i mean</text:p>
      <text:p text:style-name="P1798">not yet... uh</text:p>
      <text:p text:style-name="P1799">alternate ways</text:p>
      <text:p text:style-name="P1800">wow you did it</text:p>
      <text:p text:style-name="P1801">ampora you totally changed my mind about you lets start makin out immediately</text:p>
      <text:p text:style-name="P1802">man</text:p>
      <text:p text:style-name="P1803">a girls gotta have fuel for her pimp ride know what im sayin</text:p>
      <text:p text:style-name="P1804">like</text:p>
      <text:p text:style-name="P1805">i probably took care of him good</text:p>
      <text:p text:style-name="P1806">you know how it is someones gotta take care of the guy anyways</text:p>
      <text:p text:style-name="P1807">and... yeah</text:p>
      <text:p text:style-name="P1808">at least i dont think im an lien</text:p>
      <text:p text:style-name="P1809">look at you all frontin in that stupid getup</text:p>
      <text:p text:style-name="P1810">with your slicked hair and that dumb little wand in your mouth</text:p>
      <text:p text:style-name="P1811">i heard a rumor you think youre a human now</text:p>
      <text:p text:style-name="P1812">that true</text:p>
      <text:p text:style-name="P1813">sounds like another desperate cry for attention imo</text:p>
      <text:p text:style-name="P1814">aaaand im gone</text:p>
      <text:p text:style-name="P1815">you bros can figure out your boring feelings without me</text:p>
      <text:p text:style-name="P1816">CA6 - nope</text:p>
      <text:p text:style-name="P1817">_</text:p>
      <text:p text:style-name="P1818">MC1 - hey bro</text:p>
      <text:p text:style-name="P1819">pretty nice stunt there</text:p>
      <text:p text:style-name="P1820">i offered a highfive but you sorta missed</text:p>
      <text:p text:style-name="P1821">uh its cool g dont wig out</text:p>
      <text:p text:style-name="P1822">just take a rain check on it</text:p>
      <text:p text:style-name="P1823">more hand slaps where that came from you know?</text:p>
      <text:p text:style-name="P1824">uh no seriously</text:p>
      <text:p text:style-name="P1825">forget the highfive i dont wanna be responsible for you hurtin yourself</text:p>
      <text:p text:style-name="P1826">dude you are foul and unpleasant as ever</text:p>
      <text:p text:style-name="P1827">thought dyin might have took the edge off but guess not</text:p>
      <text:p text:style-name="P1828">man why you got to hate</text:p>
      <text:p text:style-name="P1829">and listen bro you better watch it with those slurs</text:p>
      <text:p text:style-name="P1830">unless you want kankri giving you tha biz</text:p>
      <text:p text:style-name="P1831">ill keep this quick</text:p>
      <text:p text:style-name="P1832">come right out and ask</text:p>
      <text:p text:style-name="P1833">you ever get god tier tunaboy</text:p>
      <text:p text:style-name="P1834">okaaay</text:p>
      <text:soft-page-break/>
      <text:p text:style-name="P1835">look take off your rad shirt deal and lemme see if you got wings</text:p>
      <text:p text:style-name="P1836">yeah keep your shirt on you made that exchange beyond awful</text:p>
      <text:p text:style-name="P1837">you know of anyone else who might be god tier in secret</text:p>
      <text:p text:style-name="P1838">you are</text:p>
      <text:p text:style-name="P1839">the worst</text:p>
      <text:p text:style-name="P1840">MC2; KnVa2 - hey tuna you want to help me go kill haha i cant even finish this question while staying serious</text:p>
      <text:p text:style-name="P1841">what will you grind on</text:p>
      <text:p text:style-name="P1842">gross bro</text:p>
      <text:p text:style-name="P1843">dunno how latula even deals</text:p>
      <text:p text:style-name="P1844">holy mackerel</text:p>
      <text:p text:style-name="P1845">them was sick fires mostly</text:p>
      <text:p text:style-name="P1846">hey isnt the afterlife supposed to heal people or</text:p>
      <text:p text:style-name="P1847">i dont undersand</text:p>
      <text:p text:style-name="P1848">why is it that pyrope still cant smell</text:p>
      <text:p text:style-name="P1849">and you still got horrible brain problems</text:p>
      <text:p text:style-name="P1850">i give up on figuring out the existential mysteries</text:p>
      <text:p text:style-name="P1851">)(-EY FUCK YOU!!!</text:p>
      <text:p text:style-name="P1852">vantas what the actual fuck are you doing here</text:p>
      <text:p text:style-name="P1853">how are you even in this chat yo</text:p>
      <text:p text:style-name="P1854">you arent even remotely in the same corporeal vicinity as us like i literally do not understand how you just jumped into the conversation like that</text:p>
      <text:p text:style-name="P1855">can you maybe get lost?</text:p>
      <text:p text:style-name="P1856">vantas youre being a shit dont talk about him like that</text:p>
      <text:p text:style-name="P1857">i hate all of my friends so fucking much</text:p>
      <text:p text:style-name="P1858">MC3 - dogg before you even start with your junk i just wanna point out i can barely understand a word you say</text:p>
      <text:p text:style-name="P1859">like between your codawful quirk</text:p>
      <text:p text:style-name="P1860">and your variety of weird conflicting speech impediments</text:p>
      <text:p text:style-name="P1861">and the fact that even aside from all the shitty numbers you stick in words youre still misspellin half a what you say</text:p>
      <text:p text:style-name="P1862">i just gtfu</text:p>
      <text:p text:style-name="P1863">thank fuck you were never a major playa at least from my personal vantage over the course a this ridicu huge narrative</text:p>
      <text:p text:style-name="P1864">probably woulda offed my shellf even schooner if i had to hear you talk much</text:p>
      <text:p text:style-name="P1865">MC4 - dont let the haters get you down kid</text:p>
      <text:p text:style-name="P1866">oh well yall cant say i didnt try to treat you nice</text:p>
      <text:p text:style-name="P1867">ey!</text:p>
      <text:p text:style-name="P1868">i should be the one to condescend to YOU with that mime</text:p>
      <text:p text:style-name="P1869">what considerin your uber flagrant mental probs</text:p>
      <text:p text:style-name="P1870">you be shells of aggravatin captor</text:p>
      <text:p text:style-name="P1871">i seriously gotta ditch this fuckin area and get on with my lil adventure deal</text:p>
      <text:p text:style-name="P1872">_</text:p>
      <text:p text:style-name="P1873">KuMa1 - yo freak remember me</text:p>
      <text:p text:style-name="P1874">so</text:p>
      <text:p text:style-name="P1875">so what kinda conversation could we even have that wouldnt be weird and awkward</text:p>
      <text:p text:style-name="P1876">i sea</text:p>
      <text:p text:style-name="P1877">got anyfin for me other than an eerie glare and a gross stiched<text:s/><text:soft-page-break/>up smile</text:p>
      <text:p text:style-name="P1878">whats the wicked word these days</text:p>
      <text:p text:style-name="P1879">shit be cold home skillet</text:p>
      <text:p text:style-name="P1880">KuMa2 - so i guess i want you to join my army</text:p>
      <text:p text:style-name="P1881">maybe</text:p>
      <text:p text:style-name="P1882">if you promise you aint gonna be too capricious or clown ass batshit or whatever</text:p>
      <text:p text:style-name="P1883">well least your honest about it</text:p>
      <text:p text:style-name="P1884">got any crazy chucklevoodoo tips on how to kill a cherub?</text:p>
      <text:p text:style-name="P1885">so</text:p>
      <text:p text:style-name="P1886">nothing to say as usual then</text:p>
      <text:p text:style-name="P1887">its awesome we had this talk</text:p>
      <text:p text:style-name="P1888">_</text:p>
      <text:p text:style-name="P1889">ML1 - sup meu</text:p>
      <text:p text:style-name="P1890">whoa leijon</text:p>
      <text:p text:style-name="P1891">your rumble spheres</text:p>
      <text:p text:style-name="P1892">clam those suckas this instant</text:p>
      <text:p text:style-name="P1893">mog</text:p>
      <text:p text:style-name="P1894">idgi</text:p>
      <text:p text:style-name="P1895">dude fuck mog</text:p>
      <text:p text:style-name="P1896">oh wait you mean omg</text:p>
      <text:p text:style-name="P1897">well fuck that too</text:p>
      <text:p text:style-name="P1898">i know you cant physically monitor the volume of your piercing fangirly shrieks but try to keep it down</text:p>
      <text:p text:style-name="P1899">like just be normal excited for once</text:p>
      <text:p text:style-name="P1900">or</text:p>
      <text:p text:style-name="P1901">should i say</text:p>
      <text:p text:style-name="P1902">"fur pounce"</text:p>
      <text:p text:style-name="P1903">it was probably cause you didnt like me very much</text:p>
      <text:p text:style-name="P1904">but s'chool no one really did</text:p>
      <text:p text:style-name="P1905">i mean i did try to kill you a couple times</text:p>
      <text:p text:style-name="P1906">water under the crossing trestle</text:p>
      <text:p text:style-name="P1907">...</text:p>
      <text:p text:style-name="P1908">lejayjay how about you shut up and go back to being excited to see me</text:p>
      <text:p text:style-name="P1909">can we plz cool it on the shitty mimes tho</text:p>
      <text:p text:style-name="P1910">seriously cant understand what your tryin to say half the time</text:p>
      <text:p text:style-name="P1911">did i really</text:p>
      <text:p text:style-name="P1912">to be conchnest that sounds mad unlikely</text:p>
      <text:p text:style-name="P1913">you would not even believe the boring conversations i just slogged through with some a you glubbin windbaggers</text:p>
      <text:p text:style-name="P1914">dont sound like you put much time into your fightin skills though</text:p>
      <text:p text:style-name="P1915">yall do realize you might be on the verge of dying AGAIN right?</text:p>
      <text:p text:style-name="P1916">38|</text:p>
      <text:p text:style-name="P1917">had a suspicion this chat would devolve into gossip about who banged who</text:p>
      <text:p text:style-name="P1918">let me know if you wanna catch up on actual relevant shit some time</text:p>
      <text:p text:style-name="P1919">holla at ya girl meumix</text:p>
      <text:p text:style-name="P1920">ML2 - so tell me</text:p>
      <text:p text:style-name="P1921">what exactlys the bullshit reason you cant join me to go fight lord bad guy</text:p>
      <text:soft-page-break/>
      <text:p text:style-name="P1922">noooooo shit</text:p>
      <text:p text:style-name="P1923">that isnt anything even close to resemblin a real responsibility</text:p>
      <text:p text:style-name="P1924">dunno it doesnt sound like you give much a carp about anyfin that isnt shipping or sayin cat things</text:p>
      <text:p text:style-name="P1925">btw "sound" was a subtle pun pertainin to oceanic geography</text:p>
      <text:p text:style-name="P1926">sunnuva fish</text:p>
      <text:p text:style-name="P1927">even if it was true</text:p>
      <text:p text:style-name="P1928">which it is the very definition of AINT</text:p>
      <text:p text:style-name="P1929">how the shit could you have even heard something like that already</text:p>
      <text:p text:style-name="P1930">yes please do that</text:p>
      <text:p text:style-name="P1931">leijon</text:p>
      <text:p text:style-name="P1932">are you readin my lips</text:p>
      <text:p text:style-name="P1933">pretend you can hear me and that im saying this so loud your kittycat ears hurt</text:p>
      <text:p text:style-name="P1934">shhhut thhhe fuuuuck uuup</text:p>
      <text:p text:style-name="P1935">dont set me up with anemonebouy kay</text:p>
      <text:p text:style-name="P1936">just keep it in your friendfics</text:p>
      <text:p text:style-name="P1937">write about us doin it or whatever just S)(UT UP</text:p>
      <text:p text:style-name="P1938">yay another worthless conversation under ma belt!</text:p>
      <text:p text:style-name="P1939">TIM-E TO BOUNC-E</text:p>
      <text:p text:style-name="P1940">ML3 - what</text:p>
      <text:p text:style-name="P1941">yeah</text:p>
      <text:p text:style-name="P1942">nah</text:p>
      <text:p text:style-name="P1943">dont see what the big deal with em is</text:p>
      <text:p text:style-name="P1944">if only you could hear how bonkers you sound</text:p>
      <text:p text:style-name="P1945">wtfs a babie</text:p>
      <text:p text:style-name="P1946">uh</text:p>
      <text:p text:style-name="P1947">whats gay</text:p>
      <text:p text:style-name="P1948">cant even deal w this meu</text:p>
      <text:p text:style-name="P1949">hate to change the subject</text:p>
      <text:p text:style-name="P1950">but i kinda side stepped past kurloz back there whilst granting him a wide berth</text:p>
      <text:p text:style-name="P1951">he obviously wont say a thing to me which is probs for tha best</text:p>
      <text:p text:style-name="P1952">but since he actually talks to you maybe you can answer stuff</text:p>
      <text:p text:style-name="P1953">like do you know if hes god tier</text:p>
      <text:p text:style-name="P1954">im building this army and its going horribubbly so far and im sure it would be unimaginably horrendous havin him along but i needs all the muscle i can get know what im sayin</text:p>
      <text:p text:style-name="P1955">yeah we always had way waaay too many religious nutjobs in our party</text:p>
      <text:p text:style-name="P1956">so i always tuna'd him trout</text:p>
      <text:p text:style-name="P1957">back when he could talk at least</text:p>
      <text:p text:style-name="P1958">then he did us all the psycho favor of sewing his mouth shut so it was win win</text:p>
      <text:p text:style-name="P1959">please dont take this for interest in shippin talk</text:p>
      <text:p text:style-name="P1960">but you and he arent a red item anymore right</text:p>
      <text:p text:style-name="P1961">dag what a boring fact</text:p>
      <text:p text:style-name="P1962">but its cool youre good fronds still</text:p>
      <text:p text:style-name="P1963">i thought i picked up heavy planktonic vibes from you</text:p>
      <text:p text:style-name="P1964">now why dontcha run along and talk to him</text:p>
      <text:p text:style-name="P1965">make use a your mutually compatible disabilities for communicatin<text:s/><text:soft-page-break/>and whatnot</text:p>
      <text:p text:style-name="P1966">_</text:p>
      <text:p text:style-name="P1967">KV6 - yeah vantas im gonna clue you in on somefin</text:p>
      <text:p text:style-name="P1968">mosta my crew is hecks of dreadful to be around</text:p>
      <text:p text:style-name="P1969">ahahahahaha</text:p>
      <text:p text:style-name="P1970">oh uh</text:p>
      <text:p text:style-name="P1971">you want i should step off</text:p>
      <text:p text:style-name="P1972">well fwiw</text:p>
      <text:p text:style-name="P1973">alternias da bomb compared to my planet</text:p>
      <text:p text:style-name="P1974">and im not just saying that because grownup me ran the joint 38D</text:p>
      <text:p text:style-name="P1975">?</text:p>
      <text:p text:style-name="P1976">yeah</text:p>
      <text:p text:style-name="P1977">the leadership thing is hard as globes</text:p>
      <text:p text:style-name="P1978">could barely get anyone to lift a flippin finger in my session</text:p>
      <text:p text:style-name="P1979">and now its like that all over again trying to raise this army</text:p>
      <text:p text:style-name="P1980">i reely dunno how sexy bitch grownup me pulled it off</text:p>
      <text:p text:style-name="P1981">want to take a guess</text:p>
      <text:p text:style-name="P1982">i know!!!!!!</text:p>
      <text:p text:style-name="P1983">oh yes yes you got it yessss</text:p>
      <text:p text:style-name="P1984">_</text:p>
      <text:p text:style-name="P1985">TP10 - shit pyrope dont sniff at me</text:p>
      <text:p text:style-name="P1986">i was standin around in shoutkats place when it all dream switched on me outta nowhere</text:p>
      <text:p text:style-name="P1987">naw</text:p>
      <text:p text:style-name="P1988">wait you lookin for him now too?</text:p>
      <text:p text:style-name="P1989">good luck with that the guys slippery as a goddamn eel</text:p>
      <text:p text:style-name="P1990">spent all day tracking him down myself</text:p>
      <text:p text:style-name="P1991">but i finally caught up with him a while ago</text:p>
      <text:p text:style-name="P1992">yeah</text:p>
      <text:p text:style-name="P1993">and i think</text:p>
      <text:p text:style-name="P1994">we might be goin on a date later?</text:p>
      <text:p text:style-name="P1995">i mean</text:p>
      <text:p text:style-name="P1996">maybe</text:p>
      <text:p text:style-name="P1997">i dunno if im misreadin his intent there</text:p>
      <text:p text:style-name="P1998">you might know better than me</text:p>
      <text:p text:style-name="P1999">well whatever the case is later hes goin to hop off the meteor and fight lord invincible with me</text:p>
      <text:p text:style-name="P2000">whatta you think am i readin too much into shit or</text:p>
      <text:p text:style-name="P2001">yeah guess well sea</text:p>
      <text:p text:style-name="P2002">anyway im out</text:p>
      <text:p text:style-name="P2003">this hive you got is craycray pyrope</text:p>
      <text:p text:style-name="P2004">can appreciate a girl with a gaudy sense a design</text:p>
      <text:p text:style-name="P2005">TP11 - ps ur dragon outfit rules</text:p>
      <text:p text:style-name="P2006">_</text:p>
      <text:p text:style-name="P2007">ArSe25 - any leads or</text:p>
      <text:p text:style-name="P2008">um yeah sure</text:p>
      <text:p text:style-name="P2009">but</text:p>
      <text:p text:style-name="P2010">have you even really been lookin</text:p>
      <text:p text:style-name="P2011">or have you been fucking around with your lil exposition stand</text:p>
      <text:p text:style-name="P2012">it wasnt even that long ago we talked about other boring stuff</text:p>
      <text:p text:style-name="P2013">you had to drag your stand over to the top of this tree</text:p>
      <text:p text:style-name="P2014">like all waitin for me up here</text:p>
      <text:soft-page-break/>
      <text:p text:style-name="P2015">how long did that take</text:p>
      <text:p text:style-name="P2016">they want to know...</text:p>
      <text:p text:style-name="P2017">or you want to tell them?</text:p>
      <text:p text:style-name="P2018">ok lemme ask this</text:p>
      <text:p text:style-name="P2019">did you pay them so you could explain stuff</text:p>
      <text:p text:style-name="P2020">so how long would you estimate you spent cherub hunting in between your splainins</text:p>
      <text:p text:style-name="P2021">aranea serket i have somefin to explain to you at no expense</text:p>
      <text:p text:style-name="P2022">i find your humorously ineffective approach to this quest to be max adorbs</text:p>
      <text:p text:style-name="P2023">ArSe26 - serket why do you got to hate on other peoples religions</text:p>
      <text:p text:style-name="P2024">dont you kno they just as much a load of crackpotty bunk as all your spiritual bullfuck</text:p>
      <text:p text:style-name="P2025">can i have my money now</text:p>
      <text:p text:style-name="P2026">ArSe27 - yeah i always wondered what happened there</text:p>
      <text:p text:style-name="P2027">anyone ever get to the bottom a that</text:p>
      <text:p text:style-name="P2028">hey this was actually kinda interesting</text:p>
      <text:p text:style-name="P2029">it was W-ELL worth taking the money youre givin me to put up with it</text:p>
      <text:p text:style-name="P2030">ArSe28 - yeah...</text:p>
      <text:p text:style-name="P2031">wow serket</text:p>
      <text:p text:style-name="P2032">just wow so rude</text:p>
      <text:p text:style-name="P2033">poor clown</text:p>
      <text:p text:style-name="P2034">yeah im messin witchu he sux</text:p>
      <text:p text:style-name="P2035">so</text:p>
      <text:p text:style-name="P2036">conversation over?</text:p>
      <text:p text:style-name="P2037">ka</text:p>
      <text:p text:style-name="P2038">ching</text:p>
      <text:p text:style-name="P2039">ArSe29 - )(ONK</text:p>
      <text:p text:style-name="P2040">lol im glad we can both agree that clowny fuckin soda cult is the dumbest shit ever</text:p>
      <text:p text:style-name="P2041">serks do you even know how silly yall are</text:p>
      <text:p text:style-name="P2042">&lt;3</text:p>
      <text:p text:style-name="P2043">_</text:p>
      <text:p text:style-name="P2044">RN1; KnVA4 - sup nitram</text:p>
      <text:p text:style-name="P2045">wasnt no thang</text:p>
      <text:p text:style-name="P2046">yeah i know</text:p>
      <text:p text:style-name="P2047">hey lets stop talking about how badbass i am a minute and talk about you</text:p>
      <text:p text:style-name="P2048">those wings</text:p>
      <text:p text:style-name="P2049">you was hatched with em right</text:p>
      <text:p text:style-name="P2050">or i guess pupated them</text:p>
      <text:p text:style-name="P2051">ug dont even say it he will like teleport into our conversation with ghost magic just to shoosh you</text:p>
      <text:p text:style-name="P2052">ok so you always had wings then</text:p>
      <text:p text:style-name="P2053">what why not</text:p>
      <text:p text:style-name="P2054">...</text:p>
      <text:p text:style-name="P2055">alright so you never god tiered but i still dont get somefin</text:p>
      <text:p text:style-name="P2056">didnt you have a totally fuckin stupid robot body at some point or did i just imagine that</text:p>
      <text:p text:style-name="P2057">that whole period of time in our session was reel foggy to me i guess because i was dead for a while there</text:p>
      <text:soft-page-break/>
      <text:p text:style-name="P2058">yeah</text:p>
      <text:p text:style-name="P2059">fuckin megido</text:p>
      <text:p text:style-name="P2060">do we really need to rehash that ancient bullshit drama</text:p>
      <text:p text:style-name="P2061">tag that shit homie</text:p>
      <text:p text:style-name="P2062">no what</text:p>
      <text:p text:style-name="P2063">i wasnt</text:p>
      <text:p text:style-name="P2064">man i wouldnt have had to if you could just stand up for yourself sometimes</text:p>
      <text:p text:style-name="P2065">i mean being paralyzed notfishstanding</text:p>
      <text:p text:style-name="P2066">you are the only guy in our group who was ever even close to being pretty cool</text:p>
      <text:p text:style-name="P2067">everyone else sucks but you were almost alright</text:p>
      <text:p text:style-name="P2068">you were always such a pushover though</text:p>
      <text:p text:style-name="P2069">pretty lame bro</text:p>
      <text:p text:style-name="P2070">AAAAAUG)(A</text:p>
      <text:p text:style-name="P2071">RN2 - i probubbly shouldnt even ask this since youre not as brave as people make out with you to be</text:p>
      <text:p text:style-name="P2072">i mean make you out to be</text:p>
      <text:p text:style-name="P2073">but would you want to come away with me to...</text:p>
      <text:p text:style-name="P2074">wut</text:p>
      <text:p text:style-name="P2075">i wasnt asking you out dope</text:p>
      <text:p text:style-name="P2076">maybe its cause youre a bishie ass glubberfucker with a kickin hawk</text:p>
      <text:p text:style-name="P2077">for what its worth</text:p>
      <text:p text:style-name="P2078">i would be your moe dere dere waifu in the beat of a pump biscuit</text:p>
      <text:p text:style-name="P2079">if i was remotely attracted to you or found your personality more appealing</text:p>
      <text:p text:style-name="P2080">and also if i shared your dumb passion for troll anime and didnt think it clogged massive blowhole</text:p>
      <text:p text:style-name="P2081">goddamn witch</text:p>
      <text:p text:style-name="P2082">never mind</text:p>
      <text:p text:style-name="P2083">youre not even gonna agree anyway cause this team suuuuucks</text:p>
      <text:p text:style-name="P2084">later ruf</text:p>
      <text:p text:style-name="P2085">RN3 - is he even uh</text:p>
      <text:p text:style-name="P2086">"reel"</text:p>
      <text:p text:style-name="P2087">ya know</text:p>
      <text:p text:style-name="P2088">like the ghost of your actual lusus or</text:p>
      <text:p text:style-name="P2089">truth</text:p>
      <text:p text:style-name="P2090">hey ok so...</text:p>
      <text:p text:style-name="P2091">can we not actually talk about the lost weeaboos</text:p>
      <text:p text:style-name="P2092">can that just be not a conversation we have</text:p>
      <text:p text:style-name="P2093">ruf listen your storys cool but theres some junk thats just so silly i cant even try to abide</text:p>
      <text:p text:style-name="P2094">aw fer glub sake</text:p>
      <text:p text:style-name="P2095">ok why do you stinkin nerds insist on calling it troll anime</text:p>
      <text:p text:style-name="P2096">i gotta ask</text:p>
      <text:p text:style-name="P2097">dont you realize prefacing anything with 'troll' inside the context a troll culture is redundant as fuck</text:p>
      <text:p text:style-name="P2098">why dont you just call them cartoons</text:p>
      <text:p text:style-name="P2099">whoops you just said lost weeaboos again thus failing the conversation</text:p>
      <text:p text:style-name="P2100">in the immortal hand gestured words of the late great meulin<text:s/><text:soft-page-break/>leijon:</text:p>
      <text:p text:style-name="P2101">IM SO DON-E</text:p>
      <text:p text:style-name="P2102">_</text:p>
      <text:p text:style-name="P2103">HZ1 - hey uh</text:p>
      <text:p text:style-name="P2104">horuss what...</text:p>
      <text:p text:style-name="P2105">what the fuck is that thing youre prefixing all your talkin with</text:p>
      <text:p text:style-name="P2106">no and its weirding me out</text:p>
      <text:p text:style-name="P2107">its disturbin as heck to me for whatever reason</text:p>
      <text:p text:style-name="P2108">why the eff would you want to do that</text:p>
      <text:p text:style-name="P2109">huh??</text:p>
      <text:p text:style-name="P2110">daaaang</text:p>
      <text:p text:style-name="P2111">that matchup makes no glubbin sense dude</text:p>
      <text:p text:style-name="P2112">man why yall still act like you give a heap of manure about dating down on the spectrum</text:p>
      <text:p text:style-name="P2113">you and nitram been a thing for how long now</text:p>
      <text:p text:style-name="P2114">ill</text:p>
      <text:p text:style-name="P2115">wow life story alert do not care</text:p>
      <text:p text:style-name="P2116">just tell me why paling up with meu means you have to make that terrible face now</text:p>
      <text:p text:style-name="P2117">that is some shitsauce advice and you should give it up homes</text:p>
      <text:p text:style-name="P2118">much</text:p>
      <text:p text:style-name="P2119">HZ2 - whoa shocker of the centaury</text:p>
      <text:p text:style-name="P2120">um no think i will pass on taking an army of snorting horsebots with me</text:p>
      <text:p text:style-name="P2121">so thats all you do is build stupid shit that runs on your sweat now?</text:p>
      <text:p text:style-name="P2122">cause i could really use a guy with muscle</text:p>
      <text:p text:style-name="P2123">i dunno if you seen this skull dude but he is RIPP-ED</text:p>
      <text:p text:style-name="P2124">oh noes...</text:p>
      <text:p text:style-name="P2125">euurergh</text:p>
      <text:p text:style-name="P2126">zahhak god damn it i am royally orderin you to stop doing that face forever</text:p>
      <text:p text:style-name="P2127">HZ3 - hozak</text:p>
      <text:p text:style-name="P2128">serious question</text:p>
      <text:p text:style-name="P2129">when did you decide you were a horse</text:p>
      <text:p text:style-name="P2130">38(</text:p>
      <text:p text:style-name="P2131">sneak away</text:p>
      <text:p text:style-name="P2132">_</text:p>
      <text:p text:style-name="P2133">DM1 - sooooo</text:p>
      <text:p text:style-name="P2134">megido</text:p>
      <text:p text:style-name="P2135">here we are again</text:p>
      <text:p text:style-name="P2136">i guess</text:p>
      <text:p text:style-name="P2137">please tell me this reunion is as awkward for you as it is for me</text:p>
      <text:p text:style-name="P2138">not gonna say nofin huh</text:p>
      <text:p text:style-name="P2139">just going to stand there and leave me wrigglin on the hook during this frosty silence</text:p>
      <text:p text:style-name="P2140">come on you nutty bitch at least do SOM-EFIN to break the ice</text:p>
      <text:p text:style-name="P2141">T)(ANK you</text:p>
      <text:p text:style-name="P2142">hey you didnt by any chance kidnap nitrams lusus did you</text:p>
      <text:p text:style-name="P2143">or steal all his dorky fiduspawn loot</text:p>
      <text:p text:style-name="P2144">i thought we were past this</text:p>
      <text:p text:style-name="P2145">dont tell me youre still tormenting the guy even after eternity</text:p>
      <text:soft-page-break/>
      <text:p text:style-name="P2146">do what to myself twice with my double W)(AT exactly??</text:p>
      <text:p text:style-name="P2147">cod damn your weird accent is thick as ever</text:p>
      <text:p text:style-name="P2148">wha</text:p>
      <text:p text:style-name="P2149">did you just tell me to bite something or</text:p>
      <text:p text:style-name="P2150">screw it i give up</text:p>
      <text:p text:style-name="P2151">language barrier be a fuckin motherglubber</text:p>
      <text:p text:style-name="P2152">DM2 - hey so guess what! im building an army to kill lord ahahahaha</text:p>
      <text:p text:style-name="P2153">S)(-ELL O)( S)(-ELL</text:p>
      <text:p text:style-name="P2154">like you could give a fuck about saving reality and or wouldnt just be a huge backstabbin liability out there</text:p>
      <text:p text:style-name="P2155">but just for shits an cuttles uh</text:p>
      <text:p text:style-name="P2156">been sorta wondering</text:p>
      <text:p text:style-name="P2157">back when we like</text:p>
      <text:p text:style-name="P2158">kind of ruined each others shit</text:p>
      <text:p text:style-name="P2159">because of that whole cycle of revenge deal</text:p>
      <text:p text:style-name="P2160">and i ended up dyin and god tiering and all</text:p>
      <text:p text:style-name="P2161">remember that</text:p>
      <text:p text:style-name="P2162">aight not sure i followed that but ill assume it was more weird skanky sass</text:p>
      <text:p text:style-name="P2163">but what i want to know is</text:p>
      <text:p text:style-name="P2164">after the fight</text:p>
      <text:p text:style-name="P2165">did i hurt you bad enough that you maybe</text:p>
      <text:p text:style-name="P2166">crawled off and died somewhere</text:p>
      <text:p text:style-name="P2167">like in a quest cocoon</text:p>
      <text:p text:style-name="P2168">were you maybe all bloodied up from all those forkins</text:p>
      <text:p text:style-name="P2169">and then maybe along comes a friend with a maddening inability to hold a grudge against you for the ways you fucked him over</text:p>
      <text:p text:style-name="P2170">maybe trotting along in his new robo horse body and swooped your bloody torso up on his back</text:p>
      <text:p text:style-name="P2171">galloped off to your cocoon and draped you on the slab while probly not havin the nerve to finish you off</text:p>
      <text:p text:style-name="P2172">this ringin any bells</text:p>
      <text:p text:style-name="P2173">IM AXING IF YOU AR-E A GOD TI-ER YOU INSCRUTABL-E FIS)(WIF-E</text:p>
      <text:p text:style-name="P2174">holy mackerel gettin info outta yous like prying a pearl from a slutty murderous clam</text:p>
      <text:p text:style-name="P2175">yeah i know clams dont make pearls!!! look i just misspoke it was a hasty burn ok</text:p>
      <text:p text:style-name="P2176">dont be calling out my authority on the ocean dmeg you know i got all watery junk on LOCK</text:p>
      <text:p text:style-name="P2177">who you think you tryin to rile up with that amateur noise</text:p>
      <text:p text:style-name="P2178">omg i cant understand you</text:p>
      <text:p text:style-name="P2179">chill out and do W)(AT with you...</text:p>
      <text:p text:style-name="P2180">going to ask again as simple as i can</text:p>
      <text:p text:style-name="P2181">M-EGIDO AR-E YOU A MAGIC IMMORTAL TIM-E FAIRYWITC)( WIT)( S-ECR-ET BUTT-ERFLY WINGS: Y-ES OR NO</text:p>
      <text:p text:style-name="P2182">damara</text:p>
      <text:p text:style-name="P2183">if horrible conversations was a video game you would truly be last boss</text:p>
      <text:p text:style-name="P2184">now where the fucks aranea and her lil windbag stand lets just get this jam over with already</text:p>
      <text:p text:style-name="P2185">DM3 - ummm yeah no idea what you said</text:p>
      <text:soft-page-break/>
      <text:p text:style-name="P2186">guess someone who speaks your gibberish needs to ask</text:p>
      <text:p text:style-name="P2187">DM4 - i think...</text:p>
      <text:p text:style-name="P2188">it sounded like...</text:p>
      <text:p text:style-name="P2189">youre tryin to wish me luck in my upcoming battle?</text:p>
      <text:p text:style-name="P2190">hey thanks megido</text:p>
      <text:p text:style-name="P2191">maybe i had you all wrong</text:p>
      <text:p text:style-name="P2192">aw ive probably been a bitch to you for no reason</text:p>
      <text:p text:style-name="P2193">lets forget all that shit ever happened</text:p>
      <text:p text:style-name="P2194">hey how about a hug</text:p>
      <text:p text:style-name="P2195">whoa watch where youre puttin that hand!!!</text:p>
      <text:p text:style-name="P2196">apology accepted</text:p>
      <text:p text:style-name="P2197">hey you get around to moving that huge quartz glacier yet</text:p>
      <text:p text:style-name="P2198">kind of in a hurry here</text:p>
      <text:p text:style-name="P2199">_</text:p>
      <text:p text:style-name="P2200">KM11; PM4 - aw snapperfish its popo merrygams and maryam lookalike kid</text:p>
      <text:p text:style-name="P2201">water you ladies glubbin about over here</text:p>
      <text:p text:style-name="P2202">oh yeah where to</text:p>
      <text:p text:style-name="P2203">back into your meteor right cause thats where im headed</text:p>
      <text:p text:style-name="P2204">cant get through the door tho</text:p>
      <text:p text:style-name="P2205">can i get your password</text:p>
      <text:p text:style-name="P2206">come on</text:p>
      <text:p text:style-name="P2207">COM-E OOOOON</text:p>
      <text:p text:style-name="P2208">im being nice about it</text:p>
      <text:p text:style-name="P2209">im fuckin smiling aint i???</text:p>
      <text:p text:style-name="P2210">da fuck</text:p>
      <text:p text:style-name="P2211">why</text:p>
      <text:p text:style-name="P2212">aw man</text:p>
      <text:p text:style-name="P2213">but im cool</text:p>
      <text:p text:style-name="P2214">you should wise the fuck up and start thinking im cool</text:p>
      <text:p text:style-name="P2215">what you got against me maryam clone</text:p>
      <text:p text:style-name="P2216">you got me all wrong girl</text:p>
      <text:p text:style-name="P2217">what i gotta do to make you my frond maryam the sequel</text:p>
      <text:p text:style-name="P2218">aight aight kanaya it is</text:p>
      <text:p text:style-name="P2219">some day ill come up with a good fish pun way of saying that</text:p>
      <text:p text:style-name="P2220">thats how you know our shit will be TIGH)(T</text:p>
      <text:p text:style-name="P2221">just lead the way ill be well behaved and win you over</text:p>
      <text:p text:style-name="P2222">YOULL S-EA</text:p>
      <text:p text:style-name="P2223">KM12 - !!!!!</text:p>
      <text:p text:style-name="P2224">what!!!</text:p>
      <text:p text:style-name="P2225">wasnt thinkin nofin</text:p>
      <text:p text:style-name="P2226">KM13; DS13 - (hornless dirtscraper)</text:p>
      <text:p text:style-name="P2227">38(</text:p>
      <text:p text:style-name="P2228">yes</text:p>
      <text:p text:style-name="P2229">KM14; DS14 - do more!</text:p>
      <text:p text:style-name="P2230">come on</text:p>
      <text:p text:style-name="P2231">ahem hem....</text:p>
      <text:p text:style-name="P2232">dum dum PS)( ba dum dum PS)(</text:p>
      <text:p text:style-name="P2233">chum chum FIS)( ba chum chum FIS)(</text:p>
      <text:p text:style-name="P2234">KM15; RL12 - (holy mackerel get a fuckin room)</text:p>
      <text:p text:style-name="P2235">_</text:p>
      <text:p text:style-name="P2236">PM5 - scrod dammit</text:p>
      <text:soft-page-break/>
      <text:p text:style-name="P2237">kids got no respect for royalty these days and i about haddock up to here</text:p>
      <text:p text:style-name="P2238">merrygams stop bein such an astute judge a character</text:p>
      <text:p text:style-name="P2239">_</text:p>
      <text:p text:style-name="P2240">ArSe30 - welp</text:p>
      <text:p text:style-name="P2241">im a total failure</text:p>
      <text:p text:style-name="P2242">didnt recruit a single ghost for my army</text:p>
      <text:p text:style-name="P2243">except for one guy but he was asleep</text:p>
      <text:p text:style-name="P2244">you seem more psyched about my army plan than you did before</text:p>
      <text:p text:style-name="P2245">whats with the change of tuna</text:p>
      <text:p text:style-name="P2246">how is cherubquest goin btw</text:p>
      <text:p text:style-name="P2247">girl please</text:p>
      <text:p text:style-name="P2248">you been draggin your talking booth around to hassle people with facts aintcha</text:p>
      <text:p text:style-name="P2249">aranea we are such failures at stuff together</text:p>
      <text:p text:style-name="P2250">why are we such a couple of gorgeous and sexy failures at things</text:p>
      <text:p text:style-name="P2251">ok then how about this</text:p>
      <text:p text:style-name="P2252">while im out there fishin for recruits ill keep an ear out for clues about her</text:p>
      <text:p text:style-name="P2253">and while youre out there cherub hunting maybe you can see if anyone wants to serve the lil condesce in her slammin new imperial army</text:p>
      <text:p text:style-name="P2254">itll be</text:p>
      <text:p text:style-name="P2255">teamfork</text:p>
      <text:p text:style-name="P2256">ArSe31 - NOP-E</text:p>
      <text:p text:style-name="P2257">NOT LISFININ TO T)(IS LA LA LA GLUB GLUB GLUB</text:p>
      <text:p text:style-name="P2258">(GLUB GLUB GLUB GLUB) (GLUB GLUB GLUB LA LA LA LA GLUB GLUB GLUB) (LA LA LA LA GLUB GLUB LA LA LA) (GLUUUUUB GLUBGLUBGLUBGLUB GLUUUUUUUUUB) (NO NO NO NO NO NO NO NO NO NO)</text:p>
      <text:p text:style-name="P2259">hey serket</text:p>
      <text:p text:style-name="P2260">how much i gotta pay you to zip yer blowhole on this shit so tight you never bring it up again</text:p>
      <text:p text:style-name="P2261">you drive a hard bargain serks</text:p>
      <text:p text:style-name="P2262">but you got a deal</text:p>
      <text:p text:style-name="P2263">ArSe32 - zzzzzzzzzzz</text:p>
      <text:p text:style-name="P2264">wuh</text:p>
      <text:p text:style-name="P2265">yeah thats nice</text:p>
      <text:p text:style-name="P2266">WH-ER-E MA MON-EY</text:p>
      <text:p text:style-name="P2267">dag</text:p>
      <text:p text:style-name="P2268">ArSe33 - yeah yeah</text:p>
      <text:p text:style-name="P2269">ugh do we really have to go through this</text:p>
      <text:p text:style-name="P2270">bleh fine</text:p>
      <text:p text:style-name="P2271">deja vus a bitch serk</text:p>
      <text:p text:style-name="P2272">(arg how bad do i even want this stupid money...)</text:p>
      <text:p text:style-name="P2273">so</text:p>
      <text:p text:style-name="P2274">we done?</text:p>
      <text:p text:style-name="P2275">toughest 5 bucks i ever made</text:p>
      <text:p text:style-name="P2276">_</text:p>
      <text:p text:style-name="P2277">AH3 - hey orange dude</text:p>
      <text:p text:style-name="P2278">tell me your deal already</text:p>
      <text:p text:style-name="P2279">whoferi???</text:p>
      <text:p text:style-name="P2280">whos vriska</text:p>
      <text:soft-page-break/>
      <text:p text:style-name="P2281">her??</text:p>
      <text:p text:style-name="P2282">dog aint she a little young for you</text:p>
      <text:p text:style-name="P2283">i dont know what yer talkin about but you sound like an asshole</text:p>
      <text:p text:style-name="P2284">yo i got boatloads a bling</text:p>
      <text:p text:style-name="P2285">i could sell you a ring</text:p>
      <text:p text:style-name="P2286">$2,485,506 pledged of $700,000 goal</text:p>
      <text:p text:style-name="P2287">thats my price pumpkin skin you want the ring or not</text:p>
      <text:p text:style-name="P2288">none ma biz homes deal or no deal</text:p>
      <text:p text:style-name="P2289">awwwww yeah check them mad staxx</text:p>
      <text:p text:style-name="P2290">here you go loverboy</text:p>
      <text:p text:style-name="P2291">fo sho</text:p>
      <text:p text:style-name="P2292">NO R-EFUNDS!!!!!!!!!!!!!!!</text:p>
      <text:p text:style-name="P2293">_</text:p>
      <text:p text:style-name="P2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angal" style:font-name-complex="Microsoft YaHei" fo:font-size="14pt" style:font-size-asian="14pt" style:language-asian="zh" style:country-asian="CN" fo:hyphenate="false"/>
    </style:style>
    <style:style style:name="Textbody" style:display-name="Text body" style:family="paragraph" style:parent-style-name="Standard">
      <style:paragraph-properties fo:margin-bottom="0.0833in"/>
      <style:text-properties style:language-asian="zh" style:country-asian="CN" fo:hyphenate="false"/>
    </style:style>
    <style:style style:name="List" style:display-name="List" style:family="paragraph" style:parent-style-name="Textbody">
      <style:text-properties style:font-name-asian="Mangal" fo:hyphenate="false"/>
    </style:style>
    <style:style style:name="Caption" style:display-name="Caption" style:family="paragraph" style:parent-style-name="Standard">
      <style:paragraph-properties fo:margin-top="0.0833in" fo:margin-bottom="0.0833in"/>
      <style:text-properties style:font-name-asian="Mangal" fo:font-style="italic" style:font-style-asian="italic" style:font-style-complex="italic" style:language-asian="zh" style:country-asian="CN" fo:hyphenate="false"/>
    </style:style>
    <style:style style:name="Index" style:display-name="Index" style:family="paragraph" style:parent-style-name="Standard">
      <style:text-properties style:font-name-asian="Mangal"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Lily Huang</dc:creator>
    <meta:creation-date>2024-12-18T01:00:00Z</meta:creation-date>
    <dc:date>2024-12-18T01:14:00Z</dc:date>
    <meta:template xlink:href="Normal.dotm" xlink:type="simple"/>
    <meta:editing-cycles>4</meta:editing-cycles>
    <meta:editing-duration>PT60S</meta:editing-duration>
    <meta:document-statistic meta:page-count="82" meta:paragraph-count="133" meta:word-count="9949" meta:character-count="66529" meta:row-count="472" meta:non-whitespace-character-count="56713"/>
  </office:meta>
</office:document-meta>
</file>